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1.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2" table:default-cell-style-name="ce12"/>
        <table:table-column table:style-name="co2" table:number-columns-repeated="2" table:default-cell-style-name="Default"/>
        <table:table-column table:style-name="co2" table:default-cell-style-name="ce15"/>
        <table:table-column table:style-name="co2" table:number-columns-repeated="23" table:default-cell-style-name="Default"/>
        <table:table-row table:style-name="ro1">
          <table:table-cell table:style-name="ce7" office:value-type="string" calcext:value-type="string">
            <text:p>Weapon</text:p>
          </table:table-cell>
          <table:table-cell table:style-name="ce8" office:value-type="string" calcext:value-type="string">
            <text:p>WorkAmnt</text:p>
          </table:table-cell>
          <table:table-cell table:style-name="ce8" office:value-type="string" calcext:value-type="string">
            <text:p>SkillReq</text:p>
          </table:table-cell>
          <table:table-cell table:style-name="ce8" office:value-type="string" calcext:value-type="string">
            <text:p>RsrchReq</text:p>
          </table:table-cell>
          <table:table-cell table:style-name="ce8" office:value-type="string" calcext:value-type="string">
            <text:p>Wood</text:p>
          </table:table-cell>
          <table:table-cell table:style-name="ce8" office:value-type="string" calcext:value-type="string">
            <text:p>Cloth</text:p>
          </table:table-cell>
          <table:table-cell table:style-name="ce8" office:value-type="string" calcext:value-type="string">
            <text:p>Chemfuel</text:p>
          </table:table-cell>
          <table:table-cell table:style-name="ce8" office:value-type="string" calcext:value-type="string">
            <text:p>Steel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Plasteel</text:p>
          </table:table-cell>
          <table:table-cell table:style-name="ce8" office:value-type="string" calcext:value-type="string">
            <text:p>AdvComp</text:p>
          </table:table-cell>
          <table:table-cell table:style-name="ce16" office:value-type="string" calcext:value-type="string">
            <text:p>MktVal</text:p>
          </table:table-cell>
          <table:table-cell table:style-name="ce8" office:value-type="string" calcext:value-type="string">
            <text:p>Mass</text:p>
          </table:table-cell>
          <table:table-cell table:style-name="ce8" office:value-type="string" calcext:value-type="string">
            <text:p>MaxHP</text:p>
          </table:table-cell>
          <table:table-cell table:style-name="ce19" office:value-type="string" calcext:value-type="string">
            <text:p>Flmblty</text:p>
          </table:table-cell>
          <table:table-cell table:style-name="ce8" office:value-type="string" calcext:value-type="string">
            <text:p>Damage</text:p>
          </table:table-cell>
          <table:table-cell table:style-name="ce8" office:value-type="string" calcext:value-type="string">
            <text:p>DamType</text:p>
          </table:table-cell>
          <table:table-cell table:style-name="ce8" office:value-type="string" calcext:value-type="string">
            <text:p>Speed</text:p>
          </table:table-cell>
          <table:table-cell table:style-name="ce8" office:value-type="string" calcext:value-type="string">
            <text:p>BlastCells</text:p>
          </table:table-cell>
          <table:table-cell table:style-name="ce8" office:value-type="string" calcext:value-type="string">
            <text:p>AP</text:p>
          </table:table-cell>
          <table:table-cell table:style-name="ce8" office:value-type="string" calcext:value-type="string">
            <text:p>Stop Pwr</text:p>
          </table:table-cell>
          <table:table-cell table:style-name="ce8" office:value-type="string" calcext:value-type="string">
            <text:p>Burst Count</text:p>
          </table:table-cell>
          <table:table-cell table:style-name="ce8" office:value-type="string" calcext:value-type="string">
            <text:p>Burst Ticks</text:p>
          </table:table-cell>
          <table:table-cell table:style-name="ce8" office:value-type="string" calcext:value-type="string">
            <text:p>Warmup</text:p>
          </table:table-cell>
          <table:table-cell table:style-name="ce8" office:value-type="string" calcext:value-type="string">
            <text:p>Cooldown</text:p>
          </table:table-cell>
          <table:table-cell table:style-name="ce8" office:value-type="string" calcext:value-type="string">
            <text:p>Min Rng</text:p>
          </table:table-cell>
          <table:table-cell table:style-name="ce8" office:value-type="string" calcext:value-type="string">
            <text:p>Max Rng</text:p>
          </table:table-cell>
          <table:table-cell table:style-name="ce8" office:value-type="string" calcext:value-type="string">
            <text:p>MissCells</text:p>
          </table:table-cell>
          <table:table-cell table:style-name="ce8" office:value-type="string" calcext:value-type="string">
            <text:p>ShootAcc</text:p>
          </table:table-cell>
          <table:table-cell table:style-name="ce8" office:value-type="string" calcext:value-type="string">
            <text:p>AccClose</text:p>
          </table:table-cell>
          <table:table-cell table:style-name="ce8" office:value-type="string" calcext:value-type="string">
            <text:p>AccShort</text:p>
          </table:table-cell>
          <table:table-cell table:style-name="ce8" office:value-type="string" calcext:value-type="string">
            <text:p>AccMed</text:p>
          </table:table-cell>
          <table:table-cell table:style-name="ce8" office:value-type="string" calcext:value-type="string">
            <text:p>AccLong</text:p>
          </table:table-cell>
          <table:table-cell table:style-name="ce8" office:value-type="string" calcext:value-type="string">
            <text:p>DpsRaw</text:p>
          </table:table-cell>
          <table:table-cell table:style-name="ce8" office:value-type="string" calcext:value-type="string">
            <text:p>DpsClose</text:p>
          </table:table-cell>
          <table:table-cell table:style-name="ce8" office:value-type="string" calcext:value-type="string">
            <text:p>DpsShort</text:p>
          </table:table-cell>
          <table:table-cell table:style-name="ce8" office:value-type="string" calcext:value-type="string">
            <text:p>DpsMed</text:p>
          </table:table-cell>
          <table:table-cell table:style-name="ce8" office:value-type="string" calcext:value-type="string">
            <text:p>DpsLong</text:p>
          </table:table-cell>
        </table:table-row>
        <table:table-row table:style-name="ro1">
          <table:table-cell office:value-type="string" calcext:value-type="string">
            <text:p>Revolver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00" calcext:value-type="float">
            <text:p>3800</text:p>
          </table:table-cell>
          <table:table-cell table:style-name="ce3" table:number-columns-repeated="3"/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11" table:formula="of:=[.B2]*0.0036+[.E2]*1.2+[.F2]*1.5+[.G2]*2.3+[.H2]*1.9+[.I2]*6+[.J2]*32+[.K2]*9+[.L2]*200" office:value-type="float" office:value="135.4" calcext:value-type="float">
            <text:p>135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55" calcext:value-type="float">
            <text:p>55</text:p>
          </table:table-cell>
          <table:table-cell table:style-name="ce3"/>
          <table:table-cell table:style-name="ce4" table:formula="of:=[.Q2]*1.5%" office:value-type="percentage" office:value="0.18" calcext:value-type="percentage">
            <text:p>18.0%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1.6" calcext:value-type="float">
            <text:p>1.6</text:p>
          </table:table-cell>
          <table:table-cell table:style-name="ce3"/>
          <table:table-cell table:style-name="ce3" office:value-type="float" office:value="25.9" calcext:value-type="float">
            <text:p>25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8" calcext:value-type="percentage">
            <text:p>80%</text:p>
          </table:table-cell>
          <table:table-cell table:style-name="ce5" office:value-type="percentage" office:value="0.75" calcext:value-type="percentage">
            <text:p>75%</text:p>
          </table:table-cell>
          <table:table-cell table:style-name="ce5" office:value-type="percentage" office:value="0.45" calcext:value-type="percentage">
            <text:p>45%</text:p>
          </table:table-cell>
          <table:table-cell table:style-name="ce5" office:value-type="percentage" office:value="0.35" calcext:value-type="percentage">
            <text:p>35%</text:p>
          </table:table-cell>
          <table:table-cell table:style-name="ce6" table:formula="of:=([.Q2]*[.W2])/([.Y2]+[.Z2]+([.W2]-1)*[.X2]/60)" office:value-type="float" office:value="6.31578947368421" calcext:value-type="float">
            <text:p>6.32</text:p>
          </table:table-cell>
          <table:table-cell table:style-name="ce6" table:formula="of:=[.$AI2]*IF([.$AC2]&gt;0;MIN([.$T2]/[.$AC2];1);[.AE2]*POWER([.$AD2];3))" office:value-type="float" office:value="5.05263157894737" calcext:value-type="float">
            <text:p>5.05</text:p>
          </table:table-cell>
          <table:table-cell table:style-name="ce6" table:formula="of:=[.$AI2]*IF([.$AC2]&gt;0;MIN([.$T2]/[.$AC2];1);[.AF2]*POWER([.$AD2];12))" office:value-type="float" office:value="4.73684210526316" calcext:value-type="float">
            <text:p>4.74</text:p>
          </table:table-cell>
          <table:table-cell table:style-name="ce6" table:formula="of:=[.$AI2]*IF([.$AC2]&gt;0;MIN([.$T2]/[.$AC2];1);[.AG2]*POWER([.$AD2];25))" office:value-type="float" office:value="2.84210526315789" calcext:value-type="float">
            <text:p>2.84</text:p>
          </table:table-cell>
          <table:table-cell table:style-name="ce6" table:formula="of:=[.$AI2]*IF([.$AC2]&gt;0;MIN([.$T2]/[.$AC2];1);[.AH2]*POWER([.$AD2];40))" office:value-type="float" office:value="2.21052631578947" calcext:value-type="float">
            <text:p>2.21</text:p>
          </table:table-cell>
        </table:table-row>
        <table:table-row table:style-name="ro1">
          <table:table-cell office:value-type="string" calcext:value-type="string">
            <text:p>Autopistol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00" calcext:value-type="float">
            <text:p>4300</text:p>
          </table:table-cell>
          <table:table-cell table:style-name="ce3" table:number-columns-repeated="3"/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11" table:formula="of:=[.B3]*0.0036+[.E3]*1.2+[.F3]*1.5+[.G3]*2.3+[.H3]*1.9+[.I3]*6+[.J3]*32+[.K3]*9+[.L3]*200" office:value-type="float" office:value="139" calcext:value-type="float">
            <text:p>139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55" calcext:value-type="float">
            <text:p>55</text:p>
          </table:table-cell>
          <table:table-cell table:style-name="ce3"/>
          <table:table-cell table:style-name="ce4" table:formula="of:=[.Q3]*1.5%" office:value-type="percentage" office:value="0.15" calcext:value-type="percentage">
            <text:p>15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5.9" calcext:value-type="float">
            <text:p>25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8" calcext:value-type="percentage">
            <text:p>80%</text:p>
          </table:table-cell>
          <table:table-cell table:style-name="ce5" office:value-type="percentage" office:value="0.7" calcext:value-type="percentage">
            <text:p>70%</text:p>
          </table:table-cell>
          <table:table-cell table:style-name="ce5" office:value-type="percentage" office:value="0.4" calcext:value-type="percentage">
            <text:p>40%</text:p>
          </table:table-cell>
          <table:table-cell table:style-name="ce5" office:value-type="percentage" office:value="0.3" calcext:value-type="percentage">
            <text:p>30%</text:p>
          </table:table-cell>
          <table:table-cell table:style-name="ce6" table:formula="of:=([.Q3]*[.W3])/([.Y3]+[.Z3]+([.W3]-1)*[.X3]/60)" office:value-type="float" office:value="7.69230769230769" calcext:value-type="float">
            <text:p>7.69</text:p>
          </table:table-cell>
          <table:table-cell table:style-name="ce6" table:formula="of:=[.$AI3]*IF([.$AC3]&gt;0;MIN([.$T3]/[.$AC3];1);[.AE3]*POWER([.$AD3];3))" office:value-type="float" office:value="6.15384615384615" calcext:value-type="float">
            <text:p>6.15</text:p>
          </table:table-cell>
          <table:table-cell table:style-name="ce6" table:formula="of:=[.$AI3]*IF([.$AC3]&gt;0;MIN([.$T3]/[.$AC3];1);[.AF3]*POWER([.$AD3];12))" office:value-type="float" office:value="5.38461538461539" calcext:value-type="float">
            <text:p>5.38</text:p>
          </table:table-cell>
          <table:table-cell table:style-name="ce6" table:formula="of:=[.$AI3]*IF([.$AC3]&gt;0;MIN([.$T3]/[.$AC3];1);[.AG3]*POWER([.$AD3];25))" office:value-type="float" office:value="3.07692307692308" calcext:value-type="float">
            <text:p>3.08</text:p>
          </table:table-cell>
          <table:table-cell table:style-name="ce6" table:formula="of:=[.$AI3]*IF([.$AC3]&gt;0;MIN([.$T3]/[.$AC3];1);[.AH3]*POWER([.$AD3];40))" office:value-type="float" office:value="2.30769230769231" calcext:value-type="float">
            <text:p>2.31</text:p>
          </table:table-cell>
        </table:table-row>
        <table:table-row table:style-name="ro1">
          <table:table-cell office:value-type="string" calcext:value-type="string">
            <text:p>Machine pistol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00" calcext:value-type="float">
            <text:p>4300</text:p>
          </table:table-cell>
          <table:table-cell table:style-name="ce3" table:number-columns-repeated="3"/>
          <table:table-cell table:style-name="ce3" office:value-type="float" office:value="45" calcext:value-type="float">
            <text:p>45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11" table:formula="of:=[.B4]*0.0036+[.E4]*1.2+[.F4]*1.5+[.G4]*2.3+[.H4]*1.9+[.I4]*6+[.J4]*32+[.K4]*9+[.L4]*200" office:value-type="float" office:value="221.1" calcext:value-type="float">
            <text:p>221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55" calcext:value-type="float">
            <text:p>55</text:p>
          </table:table-cell>
          <table:table-cell table:style-name="ce3"/>
          <table:table-cell table:style-name="ce4" table:formula="of:=[.Q4]*1.5%" office:value-type="percentage" office:value="0.09" calcext:value-type="percentage">
            <text:p>9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9" calcext:value-type="float">
            <text:p>0.9</text:p>
          </table:table-cell>
          <table:table-cell table:style-name="ce3"/>
          <table:table-cell table:style-name="ce3" office:value-type="float" office:value="19.9" calcext:value-type="float">
            <text:p>19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9" calcext:value-type="percentage">
            <text:p>90%</text:p>
          </table:table-cell>
          <table:table-cell table:style-name="ce5" office:value-type="percentage" office:value="0.65" calcext:value-type="percentage">
            <text:p>65%</text:p>
          </table:table-cell>
          <table:table-cell table:style-name="ce5" office:value-type="percentage" office:value="0.35" calcext:value-type="percentage">
            <text:p>35%</text:p>
          </table:table-cell>
          <table:table-cell table:style-name="ce5" office:value-type="percentage" office:value="0.15" calcext:value-type="percentage">
            <text:p>15%</text:p>
          </table:table-cell>
          <table:table-cell table:style-name="ce6" table:formula="of:=([.Q4]*[.W4])/([.Y4]+[.Z4]+([.W4]-1)*[.X4]/60)" office:value-type="float" office:value="11.0204081632653" calcext:value-type="float">
            <text:p>11.02</text:p>
          </table:table-cell>
          <table:table-cell table:style-name="ce6" table:formula="of:=[.$AI4]*IF([.$AC4]&gt;0;MIN([.$T4]/[.$AC4];1);[.AE4]*POWER([.$AD4];3))" office:value-type="float" office:value="9.91836734693878" calcext:value-type="float">
            <text:p>9.92</text:p>
          </table:table-cell>
          <table:table-cell table:style-name="ce6" table:formula="of:=[.$AI4]*IF([.$AC4]&gt;0;MIN([.$T4]/[.$AC4];1);[.AF4]*POWER([.$AD4];12))" office:value-type="float" office:value="7.16326530612245" calcext:value-type="float">
            <text:p>7.16</text:p>
          </table:table-cell>
          <table:table-cell table:style-name="ce6" table:formula="of:=[.$AI4]*IF([.$AC4]&gt;0;MIN([.$T4]/[.$AC4];1);[.AG4]*POWER([.$AD4];25))" office:value-type="float" office:value="3.85714285714286" calcext:value-type="float">
            <text:p>3.86</text:p>
          </table:table-cell>
          <table:table-cell table:style-name="ce6" table:formula="of:=[.$AI4]*IF([.$AC4]&gt;0;MIN([.$T4]/[.$AC4];1);[.AH4]*POWER([.$AD4];40))" office:value-type="float" office:value="1.6530612244898" calcext:value-type="float">
            <text:p>1.65</text:p>
          </table:table-cell>
        </table:table-row>
        <table:table-row table:style-name="ro1">
          <table:table-cell office:value-type="string" calcext:value-type="string">
            <text:p>Incendiary launcher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00" calcext:value-type="float">
            <text:p>3800</text:p>
          </table:table-cell>
          <table:table-cell table:style-name="ce3" table:number-columns-repeated="3"/>
          <table:table-cell table:style-name="ce3" office:value-type="float" office:value="75" calcext:value-type="float">
            <text:p>75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11" table:formula="of:=[.B5]*0.0036+[.E5]*1.2+[.F5]*1.5+[.G5]*2.3+[.H5]*1.9+[.I5]*6+[.J5]*32+[.K5]*9+[.L5]*200" office:value-type="float" office:value="306.5" calcext:value-type="float">
            <text:p>307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Heat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[.Q5]*1.5%" office:value-type="percentage" office:value="0.15" calcext:value-type="percentage">
            <text:p>15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3.5" calcext:value-type="float">
            <text:p>3.5</text:p>
          </table:table-cell>
          <table:table-cell table:style-name="ce3"/>
          <table:table-cell table:style-name="ce3" office:value-type="float" office:value="23.9" calcext:value-type="float">
            <text:p>23.9</text:p>
          </table:table-cell>
          <table:table-cell table:style-name="ce3" office:value-type="float" office:value="9" calcext:value-type="float">
            <text:p>9</text:p>
          </table:table-cell>
          <table:table-cell table:style-name="ce23" office:value-type="percentage" office:value="1" calcext:value-type="percentage">
            <text:p>100.00%</text:p>
          </table:table-cell>
          <table:table-cell table:style-name="ce5" table:number-columns-repeated="4"/>
          <table:table-cell table:style-name="ce6" table:formula="of:=([.Q5]*[.W5])/([.Y5]+[.Z5]+([.W5]-1)*[.X5]/60)" office:value-type="float" office:value="1.42857142857143" calcext:value-type="float">
            <text:p>1.43</text:p>
          </table:table-cell>
          <table:table-cell table:style-name="ce6" table:formula="of:=[.$AI5]*IF([.$AC5]&gt;0;MIN([.$T5]/[.$AC5];1);[.AE5]*POWER([.$AD5];3))" office:value-type="float" office:value="0.793650793650794" calcext:value-type="float">
            <text:p>0.79</text:p>
          </table:table-cell>
          <table:table-cell table:style-name="ce6" table:formula="of:=[.$AI5]*IF([.$AC5]&gt;0;MIN([.$T5]/[.$AC5];1);[.AF5]*POWER([.$AD5];12))" office:value-type="float" office:value="0.793650793650794" calcext:value-type="float">
            <text:p>0.79</text:p>
          </table:table-cell>
          <table:table-cell table:style-name="ce6" table:formula="of:=[.$AI5]*IF([.$AC5]&gt;0;MIN([.$T5]/[.$AC5];1);[.AG5]*POWER([.$AD5];25))" office:value-type="float" office:value="0.793650793650794" calcext:value-type="float">
            <text:p>0.79</text:p>
          </table:table-cell>
          <table:table-cell table:style-name="ce6" table:formula="of:=[.$AI5]*IF([.$AC5]&gt;0;MIN([.$T5]/[.$AC5];1);[.AH5]*POWER([.$AD5];40))" office:value-type="float" office:value="0.793650793650794" calcext:value-type="float">
            <text:p>0.79</text:p>
          </table:table-cell>
        </table:table-row>
        <table:table-row table:style-name="ro1">
          <table:table-cell office:value-type="string" calcext:value-type="string">
            <text:p>Bolt-action rifle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00" calcext:value-type="float">
            <text:p>3800</text:p>
          </table:table-cell>
          <table:table-cell table:style-name="ce3" table:number-columns-repeated="3"/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11" table:formula="of:=[.B6]*0.0036+[.E6]*1.2+[.F6]*1.5+[.G6]*2.3+[.H6]*1.9+[.I6]*6+[.J6]*32+[.K6]*9+[.L6]*200" office:value-type="float" office:value="253.2" calcext:value-type="float">
            <text:p>253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[.Q6]*1.5%" office:value-type="percentage" office:value="0.27" calcext:value-type="percentage">
            <text:p>27.0%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1.5" calcext:value-type="float">
            <text:p>1.5</text:p>
          </table:table-cell>
          <table:table-cell table:style-name="ce3"/>
          <table:table-cell table:style-name="ce3" office:value-type="float" office:value="36.9" calcext:value-type="float">
            <text:p>36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65" calcext:value-type="percentage">
            <text:p>65%</text:p>
          </table:table-cell>
          <table:table-cell table:number-columns-repeated="2" table:style-name="ce5" office:value-type="percentage" office:value="0.8" calcext:value-type="percentage">
            <text:p>80%</text:p>
          </table:table-cell>
          <table:table-cell table:style-name="ce5" office:value-type="percentage" office:value="0.7" calcext:value-type="percentage">
            <text:p>70%</text:p>
          </table:table-cell>
          <table:table-cell table:style-name="ce6" table:formula="of:=([.Q6]*[.W6])/([.Y6]+[.Z6]+([.W6]-1)*[.X6]/60)" office:value-type="float" office:value="5.625" calcext:value-type="float">
            <text:p>5.63</text:p>
          </table:table-cell>
          <table:table-cell table:style-name="ce6" table:formula="of:=[.$AI6]*IF([.$AC6]&gt;0;MIN([.$T6]/[.$AC6];1);[.AE6]*POWER([.$AD6];3))" office:value-type="float" office:value="3.65625" calcext:value-type="float">
            <text:p>3.66</text:p>
          </table:table-cell>
          <table:table-cell table:style-name="ce6" table:formula="of:=[.$AI6]*IF([.$AC6]&gt;0;MIN([.$T6]/[.$AC6];1);[.AF6]*POWER([.$AD6];12))" office:value-type="float" office:value="4.5" calcext:value-type="float">
            <text:p>4.50</text:p>
          </table:table-cell>
          <table:table-cell table:style-name="ce6" table:formula="of:=[.$AI6]*IF([.$AC6]&gt;0;MIN([.$T6]/[.$AC6];1);[.AG6]*POWER([.$AD6];25))" office:value-type="float" office:value="4.5" calcext:value-type="float">
            <text:p>4.50</text:p>
          </table:table-cell>
          <table:table-cell table:style-name="ce6" table:formula="of:=[.$AI6]*IF([.$AC6]&gt;0;MIN([.$T6]/[.$AC6];1);[.AH6]*POWER([.$AD6];40))" office:value-type="float" office:value="3.9375" calcext:value-type="float">
            <text:p>3.94</text:p>
          </table:table-cell>
        </table:table-row>
        <table:table-row table:style-name="ro1">
          <table:table-cell office:value-type="string" calcext:value-type="string">
            <text:p>Pump shotgun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00" calcext:value-type="float">
            <text:p>3800</text:p>
          </table:table-cell>
          <table:table-cell table:style-name="ce3" table:number-columns-repeated="3"/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11" table:formula="of:=[.B7]*0.0036+[.E7]*1.2+[.F7]*1.5+[.G7]*2.3+[.H7]*1.9+[.I7]*6+[.J7]*32+[.K7]*9+[.L7]*200" office:value-type="float" office:value="253.2" calcext:value-type="float">
            <text:p>253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55" calcext:value-type="float">
            <text:p>55</text:p>
          </table:table-cell>
          <table:table-cell table:style-name="ce3"/>
          <table:table-cell table:style-name="ce4" office:value-type="percentage" office:value="0.09" calcext:value-type="percentage">
            <text:p>9.0%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.25" calcext:value-type="float">
            <text:p>1.25</text:p>
          </table:table-cell>
          <table:table-cell table:style-name="ce3"/>
          <table:table-cell table:style-name="ce3" office:value-type="float" office:value="15.9" calcext:value-type="float">
            <text:p>15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8" calcext:value-type="percentage">
            <text:p>80%</text:p>
          </table:table-cell>
          <table:table-cell table:style-name="ce5" office:value-type="percentage" office:value="0.87" calcext:value-type="percentage">
            <text:p>87%</text:p>
          </table:table-cell>
          <table:table-cell table:style-name="ce5" office:value-type="percentage" office:value="0.77" calcext:value-type="percentage">
            <text:p>77%</text:p>
          </table:table-cell>
          <table:table-cell table:style-name="ce5" office:value-type="percentage" office:value="0.64" calcext:value-type="percentage">
            <text:p>64%</text:p>
          </table:table-cell>
          <table:table-cell table:style-name="ce6" table:formula="of:=([.Q7]*[.W7])/([.Y7]+[.Z7]+([.W7]-1)*[.X7]/60)" office:value-type="float" office:value="8.37209302325581" calcext:value-type="float">
            <text:p>8.37</text:p>
          </table:table-cell>
          <table:table-cell table:style-name="ce6" table:formula="of:=[.$AI7]*IF([.$AC7]&gt;0;MIN([.$T7]/[.$AC7];1);[.AE7]*POWER([.$AD7];3))" office:value-type="float" office:value="6.69767441860465" calcext:value-type="float">
            <text:p>6.70</text:p>
          </table:table-cell>
          <table:table-cell table:style-name="ce6" table:formula="of:=[.$AI7]*IF([.$AC7]&gt;0;MIN([.$T7]/[.$AC7];1);[.AF7]*POWER([.$AD7];12))" office:value-type="float" office:value="7.28372093023256" calcext:value-type="float">
            <text:p>7.28</text:p>
          </table:table-cell>
          <table:table-cell table:style-name="ce6" table:formula="of:=[.$AI7]*IF([.$AC7]&gt;0;MIN([.$T7]/[.$AC7];1);[.AG7]*POWER([.$AD7];25))" office:value-type="float" office:value="6.44651162790698" calcext:value-type="float">
            <text:p>6.45</text:p>
          </table:table-cell>
          <table:table-cell table:style-name="ce6" table:formula="of:=[.$AI7]*IF([.$AC7]&gt;0;MIN([.$T7]/[.$AC7];1);[.AH7]*POWER([.$AD7];40))" office:value-type="float" office:value="5.35813953488372" calcext:value-type="float">
            <text:p>5.36</text:p>
          </table:table-cell>
        </table:table-row>
        <table:table-row table:style-name="ro1">
          <table:table-cell office:value-type="string" calcext:value-type="string">
            <text:p>Chain shotgun</text:p>
          </table:table-cell>
          <table:table-cell table:style-name="ce3" office:value-type="float" office:value="31000" calcext:value-type="float">
            <text:p>310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00" calcext:value-type="float">
            <text:p>5300</text:p>
          </table:table-cell>
          <table:table-cell table:style-name="ce3" table:number-columns-repeated="3"/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11" table:formula="of:=[.B8]*0.0036+[.E8]*1.2+[.F8]*1.5+[.G8]*2.3+[.H8]*1.9+[.I8]*6+[.J8]*32+[.K8]*9+[.L8]*200" office:value-type="float" office:value="404.6" calcext:value-type="float">
            <text:p>405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55" calcext:value-type="float">
            <text:p>55</text:p>
          </table:table-cell>
          <table:table-cell table:style-name="ce3"/>
          <table:table-cell table:style-name="ce4" office:value-type="percentage" office:value="0.09" calcext:value-type="percentage">
            <text:p>9.0%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1.35" calcext:value-type="float">
            <text:p>1.35</text:p>
          </table:table-cell>
          <table:table-cell table:style-name="ce3"/>
          <table:table-cell table:style-name="ce3" office:value-type="float" office:value="12.9" calcext:value-type="float">
            <text:p>12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57" calcext:value-type="percentage">
            <text:p>57%</text:p>
          </table:table-cell>
          <table:table-cell table:style-name="ce5" office:value-type="percentage" office:value="0.64" calcext:value-type="percentage">
            <text:p>64%</text:p>
          </table:table-cell>
          <table:table-cell table:style-name="ce5" office:value-type="percentage" office:value="0.55" calcext:value-type="percentage">
            <text:p>55%</text:p>
          </table:table-cell>
          <table:table-cell table:style-name="ce5" office:value-type="percentage" office:value="0.45" calcext:value-type="percentage">
            <text:p>45%</text:p>
          </table:table-cell>
          <table:table-cell table:style-name="ce6" table:formula="of:=([.Q8]*[.W8])/([.Y8]+[.Z8]+([.W8]-1)*[.X8]/60)" office:value-type="float" office:value="18.728323699422" calcext:value-type="float">
            <text:p>18.73</text:p>
          </table:table-cell>
          <table:table-cell table:style-name="ce6" table:formula="of:=[.$AI8]*IF([.$AC8]&gt;0;MIN([.$T8]/[.$AC8];1);[.AE8]*POWER([.$AD8];3))" office:value-type="float" office:value="10.6751445086705" calcext:value-type="float">
            <text:p>10.68</text:p>
          </table:table-cell>
          <table:table-cell table:style-name="ce6" table:formula="of:=[.$AI8]*IF([.$AC8]&gt;0;MIN([.$T8]/[.$AC8];1);[.AF8]*POWER([.$AD8];12))" office:value-type="float" office:value="11.9861271676301" calcext:value-type="float">
            <text:p>11.99</text:p>
          </table:table-cell>
          <table:table-cell table:style-name="ce6" table:formula="of:=[.$AI8]*IF([.$AC8]&gt;0;MIN([.$T8]/[.$AC8];1);[.AG8]*POWER([.$AD8];25))" office:value-type="float" office:value="10.3005780346821" calcext:value-type="float">
            <text:p>10.30</text:p>
          </table:table-cell>
          <table:table-cell table:style-name="ce6" table:formula="of:=[.$AI8]*IF([.$AC8]&gt;0;MIN([.$T8]/[.$AC8];1);[.AH8]*POWER([.$AD8];40))" office:value-type="float" office:value="8.42774566473989" calcext:value-type="float">
            <text:p>8.43</text:p>
          </table:table-cell>
        </table:table-row>
        <table:table-row table:style-name="ro1">
          <table:table-cell office:value-type="string" calcext:value-type="string">
            <text:p>Heavy SMG</text:p>
          </table:table-cell>
          <table:table-cell table:style-name="ce3" office:value-type="float" office:value="24000" calcext:value-type="float">
            <text:p>240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00" calcext:value-type="float">
            <text:p>5300</text:p>
          </table:table-cell>
          <table:table-cell table:style-name="ce3" table:number-columns-repeated="3"/>
          <table:table-cell table:style-name="ce3" office:value-type="float" office:value="75" calcext:value-type="float">
            <text:p>75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11" table:formula="of:=[.B9]*0.0036+[.E9]*1.2+[.F9]*1.5+[.G9]*2.3+[.H9]*1.9+[.I9]*6+[.J9]*32+[.K9]*9+[.L9]*200" office:value-type="float" office:value="356.9" calcext:value-type="float">
            <text:p>357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style-name="ce4" table:formula="of:=[.Q9]*1.5%" office:value-type="percentage" office:value="0.18" calcext:value-type="percentage">
            <text:p>18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.65" calcext:value-type="float">
            <text:p>1.65</text:p>
          </table:table-cell>
          <table:table-cell table:style-name="ce3"/>
          <table:table-cell table:style-name="ce3" office:value-type="float" office:value="22.9" calcext:value-type="float">
            <text:p>22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85" calcext:value-type="percentage">
            <text:p>85%</text:p>
          </table:table-cell>
          <table:table-cell table:style-name="ce5" office:value-type="percentage" office:value="0.65" calcext:value-type="percentage">
            <text:p>65%</text:p>
          </table:table-cell>
          <table:table-cell table:style-name="ce5" office:value-type="percentage" office:value="0.35" calcext:value-type="percentage">
            <text:p>35%</text:p>
          </table:table-cell>
          <table:table-cell table:style-name="ce5" office:value-type="percentage" office:value="0.2" calcext:value-type="percentage">
            <text:p>20%</text:p>
          </table:table-cell>
          <table:table-cell table:style-name="ce6" table:formula="of:=([.Q9]*[.W9])/([.Y9]+[.Z9]+([.W9]-1)*[.X9]/60)" office:value-type="float" office:value="12.3428571428571" calcext:value-type="float">
            <text:p>12.34</text:p>
          </table:table-cell>
          <table:table-cell table:style-name="ce6" table:formula="of:=[.$AI9]*IF([.$AC9]&gt;0;MIN([.$T9]/[.$AC9];1);[.AE9]*POWER([.$AD9];3))" office:value-type="float" office:value="10.4914285714286" calcext:value-type="float">
            <text:p>10.49</text:p>
          </table:table-cell>
          <table:table-cell table:style-name="ce6" table:formula="of:=[.$AI9]*IF([.$AC9]&gt;0;MIN([.$T9]/[.$AC9];1);[.AF9]*POWER([.$AD9];12))" office:value-type="float" office:value="8.02285714285714" calcext:value-type="float">
            <text:p>8.02</text:p>
          </table:table-cell>
          <table:table-cell table:style-name="ce6" table:formula="of:=[.$AI9]*IF([.$AC9]&gt;0;MIN([.$T9]/[.$AC9];1);[.AG9]*POWER([.$AD9];25))" office:value-type="float" office:value="4.32" calcext:value-type="float">
            <text:p>4.32</text:p>
          </table:table-cell>
          <table:table-cell table:style-name="ce6" table:formula="of:=[.$AI9]*IF([.$AC9]&gt;0;MIN([.$T9]/[.$AC9];1);[.AH9]*POWER([.$AD9];40))" office:value-type="float" office:value="2.46857142857143" calcext:value-type="float">
            <text:p>2.47</text:p>
          </table:table-cell>
        </table:table-row>
        <table:table-row table:style-name="ro1">
          <table:table-cell office:value-type="string" calcext:value-type="string">
            <text:p>LMG</text:p>
          </table:table-cell>
          <table:table-cell table:style-name="ce3" office:value-type="float" office:value="34000" calcext:value-type="float">
            <text:p>340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00" calcext:value-type="float">
            <text:p>5300</text:p>
          </table:table-cell>
          <table:table-cell table:style-name="ce3" table:number-columns-repeated="3"/>
          <table:table-cell table:style-name="ce3" office:value-type="float" office:value="75" calcext:value-type="float">
            <text:p>75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11" table:formula="of:=[.B10]*0.0036+[.E10]*1.2+[.F10]*1.5+[.G10]*2.3+[.H10]*1.9+[.I10]*6+[.J10]*32+[.K10]*9+[.L10]*200" office:value-type="float" office:value="424.9" calcext:value-type="float">
            <text:p>425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46" calcext:value-type="float">
            <text:p>46</text:p>
          </table:table-cell>
          <table:table-cell table:style-name="ce3"/>
          <table:table-cell table:style-name="ce4" table:formula="of:=[.Q10]*1.5%" office:value-type="percentage" office:value="0.165" calcext:value-type="percentage">
            <text:p>16.5%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.8" calcext:value-type="float">
            <text:p>1.8</text:p>
          </table:table-cell>
          <table:table-cell table:style-name="ce3"/>
          <table:table-cell table:style-name="ce3" office:value-type="float" office:value="25.9" calcext:value-type="float">
            <text:p>25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4" calcext:value-type="percentage">
            <text:p>40%</text:p>
          </table:table-cell>
          <table:table-cell table:style-name="ce5" office:value-type="percentage" office:value="0.48" calcext:value-type="percentage">
            <text:p>48%</text:p>
          </table:table-cell>
          <table:table-cell table:style-name="ce5" office:value-type="percentage" office:value="0.35" calcext:value-type="percentage">
            <text:p>35%</text:p>
          </table:table-cell>
          <table:table-cell table:style-name="ce5" office:value-type="percentage" office:value="0.26" calcext:value-type="percentage">
            <text:p>26%</text:p>
          </table:table-cell>
          <table:table-cell table:style-name="ce6" table:formula="of:=([.Q10]*[.W10])/([.Y10]+[.Z10]+([.W10]-1)*[.X10]/60)" office:value-type="float" office:value="15.7768924302789" calcext:value-type="float">
            <text:p>15.78</text:p>
          </table:table-cell>
          <table:table-cell table:style-name="ce6" table:formula="of:=[.$AI10]*IF([.$AC10]&gt;0;MIN([.$T10]/[.$AC10];1);[.AE10]*POWER([.$AD10];3))" office:value-type="float" office:value="6.31075697211155" calcext:value-type="float">
            <text:p>6.31</text:p>
          </table:table-cell>
          <table:table-cell table:style-name="ce6" table:formula="of:=[.$AI10]*IF([.$AC10]&gt;0;MIN([.$T10]/[.$AC10];1);[.AF10]*POWER([.$AD10];12))" office:value-type="float" office:value="7.57290836653386" calcext:value-type="float">
            <text:p>7.57</text:p>
          </table:table-cell>
          <table:table-cell table:style-name="ce6" table:formula="of:=[.$AI10]*IF([.$AC10]&gt;0;MIN([.$T10]/[.$AC10];1);[.AG10]*POWER([.$AD10];25))" office:value-type="float" office:value="5.52191235059761" calcext:value-type="float">
            <text:p>5.52</text:p>
          </table:table-cell>
          <table:table-cell table:style-name="ce6" table:formula="of:=[.$AI10]*IF([.$AC10]&gt;0;MIN([.$T10]/[.$AC10];1);[.AH10]*POWER([.$AD10];40))" office:value-type="float" office:value="4.10199203187251" calcext:value-type="float">
            <text:p>4.10</text:p>
          </table:table-cell>
        </table:table-row>
        <table:table-row table:style-name="ro1">
          <table:table-cell office:value-type="string" calcext:value-type="string">
            <text:p>Assault rifle</text:p>
          </table:table-cell>
          <table:table-cell table:style-name="ce3" office:value-type="float" office:value="40000" calcext:value-type="float">
            <text:p>400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700" calcext:value-type="float">
            <text:p>9700</text:p>
          </table:table-cell>
          <table:table-cell table:style-name="ce3" table:number-columns-repeated="3"/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11" table:formula="of:=[.B11]*0.0036+[.E11]*1.2+[.F11]*1.5+[.G11]*2.3+[.H11]*1.9+[.I11]*6+[.J11]*32+[.K11]*9+[.L11]*200" office:value-type="float" office:value="482" calcext:value-type="float">
            <text:p>48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[.Q11]*1.5%" office:value-type="percentage" office:value="0.165" calcext:value-type="percentage">
            <text:p>16.5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7" calcext:value-type="float">
            <text:p>1.7</text:p>
          </table:table-cell>
          <table:table-cell table:style-name="ce3"/>
          <table:table-cell table:style-name="ce3" office:value-type="float" office:value="30.9" calcext:value-type="float">
            <text:p>30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6" calcext:value-type="percentage">
            <text:p>60%</text:p>
          </table:table-cell>
          <table:table-cell table:style-name="ce5" office:value-type="percentage" office:value="0.7" calcext:value-type="percentage">
            <text:p>70%</text:p>
          </table:table-cell>
          <table:table-cell table:style-name="ce5" office:value-type="percentage" office:value="0.65" calcext:value-type="percentage">
            <text:p>65%</text:p>
          </table:table-cell>
          <table:table-cell table:style-name="ce5" office:value-type="percentage" office:value="0.55" calcext:value-type="percentage">
            <text:p>55%</text:p>
          </table:table-cell>
          <table:table-cell table:style-name="ce6" table:formula="of:=([.Q11]*[.W11])/([.Y11]+[.Z11]+([.W11]-1)*[.X11]/60)" office:value-type="float" office:value="10.8791208791209" calcext:value-type="float">
            <text:p>10.88</text:p>
          </table:table-cell>
          <table:table-cell table:style-name="ce6" table:formula="of:=[.$AI11]*IF([.$AC11]&gt;0;MIN([.$T11]/[.$AC11];1);[.AE11]*POWER([.$AD11];3))" office:value-type="float" office:value="6.52747252747253" calcext:value-type="float">
            <text:p>6.53</text:p>
          </table:table-cell>
          <table:table-cell table:style-name="ce6" table:formula="of:=[.$AI11]*IF([.$AC11]&gt;0;MIN([.$T11]/[.$AC11];1);[.AF11]*POWER([.$AD11];12))" office:value-type="float" office:value="7.61538461538462" calcext:value-type="float">
            <text:p>7.62</text:p>
          </table:table-cell>
          <table:table-cell table:style-name="ce6" table:formula="of:=[.$AI11]*IF([.$AC11]&gt;0;MIN([.$T11]/[.$AC11];1);[.AG11]*POWER([.$AD11];25))" office:value-type="float" office:value="7.07142857142857" calcext:value-type="float">
            <text:p>7.07</text:p>
          </table:table-cell>
          <table:table-cell table:style-name="ce6" table:formula="of:=[.$AI11]*IF([.$AC11]&gt;0;MIN([.$T11]/[.$AC11];1);[.AH11]*POWER([.$AD11];40))" office:value-type="float" office:value="5.98351648351648" calcext:value-type="float">
            <text:p>5.98</text:p>
          </table:table-cell>
        </table:table-row>
        <table:table-row table:style-name="ro1">
          <table:table-cell office:value-type="string" calcext:value-type="string">
            <text:p>Sniper rifle</text:p>
          </table:table-cell>
          <table:table-cell table:style-name="ce3" office:value-type="float" office:value="45000" calcext:value-type="float">
            <text:p>450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700" calcext:value-type="float">
            <text:p>9700</text:p>
          </table:table-cell>
          <table:table-cell table:style-name="ce3" table:number-columns-repeated="3"/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11" table:formula="of:=[.B12]*0.0036+[.E12]*1.2+[.F12]*1.5+[.G12]*2.3+[.H12]*1.9+[.I12]*6+[.J12]*32+[.K12]*9+[.L12]*200" office:value-type="float" office:value="532" calcext:value-type="float">
            <text:p>5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4" table:formula="of:=[.Q12]*1.5%" office:value-type="percentage" office:value="0.375" calcext:value-type="percentage">
            <text:p>37.5%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2.3" calcext:value-type="float">
            <text:p>2.3</text:p>
          </table:table-cell>
          <table:table-cell table:style-name="ce3"/>
          <table:table-cell table:style-name="ce3" office:value-type="float" office:value="44.9" calcext:value-type="float">
            <text:p>44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5" calcext:value-type="percentage">
            <text:p>50%</text:p>
          </table:table-cell>
          <table:table-cell table:style-name="ce5" office:value-type="percentage" office:value="0.7" calcext:value-type="percentage">
            <text:p>70%</text:p>
          </table:table-cell>
          <table:table-cell table:style-name="ce5" office:value-type="percentage" office:value="0.86" calcext:value-type="percentage">
            <text:p>86%</text:p>
          </table:table-cell>
          <table:table-cell table:style-name="ce5" office:value-type="percentage" office:value="0.88" calcext:value-type="percentage">
            <text:p>88%</text:p>
          </table:table-cell>
          <table:table-cell table:style-name="ce6" table:formula="of:=([.Q12]*[.W12])/([.Y12]+[.Z12]+([.W12]-1)*[.X12]/60)" office:value-type="float" office:value="4.31034482758621" calcext:value-type="float">
            <text:p>4.31</text:p>
          </table:table-cell>
          <table:table-cell table:style-name="ce6" table:formula="of:=[.$AI12]*IF([.$AC12]&gt;0;MIN([.$T12]/[.$AC12];1);[.AE12]*POWER([.$AD12];3))" office:value-type="float" office:value="2.1551724137931" calcext:value-type="float">
            <text:p>2.16</text:p>
          </table:table-cell>
          <table:table-cell table:style-name="ce6" table:formula="of:=[.$AI12]*IF([.$AC12]&gt;0;MIN([.$T12]/[.$AC12];1);[.AF12]*POWER([.$AD12];12))" office:value-type="float" office:value="3.01724137931035" calcext:value-type="float">
            <text:p>3.02</text:p>
          </table:table-cell>
          <table:table-cell table:style-name="ce6" table:formula="of:=[.$AI12]*IF([.$AC12]&gt;0;MIN([.$T12]/[.$AC12];1);[.AG12]*POWER([.$AD12];25))" office:value-type="float" office:value="3.70689655172414" calcext:value-type="float">
            <text:p>3.71</text:p>
          </table:table-cell>
          <table:table-cell table:style-name="ce6" table:formula="of:=[.$AI12]*IF([.$AC12]&gt;0;MIN([.$T12]/[.$AC12];1);[.AH12]*POWER([.$AD12];40))" office:value-type="float" office:value="3.79310344827586" calcext:value-type="float">
            <text:p>3.79</text:p>
          </table:table-cell>
        </table:table-row>
        <table:table-row table:style-name="ro1">
          <table:table-cell office:value-type="string" calcext:value-type="string">
            <text:p>Minigun</text:p>
          </table:table-cell>
          <table:table-cell table:style-name="ce3" office:value-type="float" office:value="60000" calcext:value-type="float">
            <text:p>600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900" calcext:value-type="float">
            <text:p>10900</text:p>
          </table:table-cell>
          <table:table-cell table:style-name="ce3" table:number-columns-repeated="3"/>
          <table:table-cell table:style-name="ce3" office:value-type="float" office:value="160" calcext:value-type="float">
            <text:p>160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11" table:formula="of:=[.B13]*0.0036+[.E13]*1.2+[.F13]*1.5+[.G13]*2.3+[.H13]*1.9+[.I13]*6+[.J13]*32+[.K13]*9+[.L13]*200" office:value-type="float" office:value="1160" calcext:value-type="float">
            <text:p>1,1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[.Q13]*1.5%" office:value-type="percentage" office:value="0.15" calcext:value-type="percentage">
            <text:p>15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.3" calcext:value-type="float">
            <text:p>2.3</text:p>
          </table:table-cell>
          <table:table-cell table:style-name="ce3"/>
          <table:table-cell table:style-name="ce3" office:value-type="float" office:value="30.9" calcext:value-type="float">
            <text:p>30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15" calcext:value-type="percentage">
            <text:p>15%</text:p>
          </table:table-cell>
          <table:table-cell table:number-columns-repeated="2" table:style-name="ce5" office:value-type="percentage" office:value="0.25" calcext:value-type="percentage">
            <text:p>25%</text:p>
          </table:table-cell>
          <table:table-cell table:style-name="ce5" office:value-type="percentage" office:value="0.18" calcext:value-type="percentage">
            <text:p>18%</text:p>
          </table:table-cell>
          <table:table-cell table:style-name="ce6" table:formula="of:=([.Q13]*[.W13])/([.Y13]+[.Z13]+([.W13]-1)*[.X13]/60)" office:value-type="float" office:value="36.7647058823529" calcext:value-type="float">
            <text:p>36.76</text:p>
          </table:table-cell>
          <table:table-cell table:style-name="ce6" table:formula="of:=[.$AI13]*IF([.$AC13]&gt;0;MIN([.$T13]/[.$AC13];1);[.AE13]*POWER([.$AD13];3))" office:value-type="float" office:value="5.51470588235294" calcext:value-type="float">
            <text:p>5.51</text:p>
          </table:table-cell>
          <table:table-cell table:style-name="ce6" table:formula="of:=[.$AI13]*IF([.$AC13]&gt;0;MIN([.$T13]/[.$AC13];1);[.AF13]*POWER([.$AD13];12))" office:value-type="float" office:value="9.19117647058824" calcext:value-type="float">
            <text:p>9.19</text:p>
          </table:table-cell>
          <table:table-cell table:style-name="ce6" table:formula="of:=[.$AI13]*IF([.$AC13]&gt;0;MIN([.$T13]/[.$AC13];1);[.AG13]*POWER([.$AD13];25))" office:value-type="float" office:value="9.19117647058824" calcext:value-type="float">
            <text:p>9.19</text:p>
          </table:table-cell>
          <table:table-cell table:style-name="ce6" table:formula="of:=[.$AI13]*IF([.$AC13]&gt;0;MIN([.$T13]/[.$AC13];1);[.AH13]*POWER([.$AD13];40))" office:value-type="float" office:value="6.61764705882353" calcext:value-type="float">
            <text:p>6.62</text:p>
          </table:table-cell>
        </table:table-row>
        <table:table-row table:style-name="ro1">
          <table:table-cell office:value-type="string" calcext:value-type="string">
            <text:p>Charge rifle</text:p>
          </table:table-cell>
          <table:table-cell table:style-name="ce3" office:value-type="float" office:value="45000" calcext:value-type="float">
            <text:p>450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700" calcext:value-type="float">
            <text:p>20700</text:p>
          </table:table-cell>
          <table:table-cell table:style-name="ce3" table:number-columns-repeated="6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11" table:formula="of:=[.B14]*0.0036+[.E14]*1.2+[.F14]*1.5+[.G14]*2.3+[.H14]*1.9+[.I14]*6+[.J14]*32+[.K14]*9+[.L14]*200" office:value-type="float" office:value="1012" calcext:value-type="float">
            <text:p>1,012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office:value-type="percentage" office:value="0.35" calcext:value-type="percentage">
            <text:p>35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5.9" calcext:value-type="float">
            <text:p>25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55" calcext:value-type="percentage">
            <text:p>55%</text:p>
          </table:table-cell>
          <table:table-cell table:style-name="ce5" office:value-type="percentage" office:value="0.64" calcext:value-type="percentage">
            <text:p>64%</text:p>
          </table:table-cell>
          <table:table-cell table:style-name="ce5" office:value-type="percentage" office:value="0.55" calcext:value-type="percentage">
            <text:p>55%</text:p>
          </table:table-cell>
          <table:table-cell table:style-name="ce5" office:value-type="percentage" office:value="0.45" calcext:value-type="percentage">
            <text:p>45%</text:p>
          </table:table-cell>
          <table:table-cell table:style-name="ce6" table:formula="of:=([.Q14]*[.W14])/([.Y14]+[.Z14]+([.W14]-1)*[.X14]/60)" office:value-type="float" office:value="13.2352941176471" calcext:value-type="float">
            <text:p>13.24</text:p>
          </table:table-cell>
          <table:table-cell table:style-name="ce6" table:formula="of:=[.$AI14]*IF([.$AC14]&gt;0;MIN([.$T14]/[.$AC14];1);[.AE14]*POWER([.$AD14];3))" office:value-type="float" office:value="7.27941176470588" calcext:value-type="float">
            <text:p>7.28</text:p>
          </table:table-cell>
          <table:table-cell table:style-name="ce6" table:formula="of:=[.$AI14]*IF([.$AC14]&gt;0;MIN([.$T14]/[.$AC14];1);[.AF14]*POWER([.$AD14];12))" office:value-type="float" office:value="8.47058823529412" calcext:value-type="float">
            <text:p>8.47</text:p>
          </table:table-cell>
          <table:table-cell table:style-name="ce6" table:formula="of:=[.$AI14]*IF([.$AC14]&gt;0;MIN([.$T14]/[.$AC14];1);[.AG14]*POWER([.$AD14];25))" office:value-type="float" office:value="7.27941176470588" calcext:value-type="float">
            <text:p>7.28</text:p>
          </table:table-cell>
          <table:table-cell table:style-name="ce6" table:formula="of:=[.$AI14]*IF([.$AC14]&gt;0;MIN([.$T14]/[.$AC14];1);[.AH14]*POWER([.$AD14];40))" office:value-type="float" office:value="5.95588235294118" calcext:value-type="float">
            <text:p>5.96</text:p>
          </table:table-cell>
        </table:table-row>
        <table:table-row table:style-name="ro1">
          <table:table-cell office:value-type="string" calcext:value-type="string">
            <text:p>Charge lance</text:p>
          </table:table-cell>
          <table:table-cell table:style-name="ce3" office:value-type="float" office:value="60000" calcext:value-type="float">
            <text:p>6000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700" calcext:value-type="float">
            <text:p>20700</text:p>
          </table:table-cell>
          <table:table-cell table:style-name="ce3" table:number-columns-repeated="6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3" calcext:value-type="float">
            <text:p>3</text:p>
          </table:table-cell>
          <table:table-cell table:style-name="ce11" table:formula="of:=[.B15]*0.0036+[.E15]*1.2+[.F15]*1.5+[.G15]*2.3+[.H15]*1.9+[.I15]*6+[.J15]*32+[.K15]*9+[.L15]*200" office:value-type="float" office:value="1356" calcext:value-type="float">
            <text:p>1,35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120" calcext:value-type="float">
            <text:p>120</text:p>
          </table:table-cell>
          <table:table-cell table:style-name="ce3"/>
          <table:table-cell table:style-name="ce4" table:formula="of:=[.Q15]*1.5%" office:value-type="percentage" office:value="0.45" calcext:value-type="percentage">
            <text:p>45.0%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2.7" calcext:value-type="float">
            <text:p>2.7</text:p>
          </table:table-cell>
          <table:table-cell table:style-name="ce3"/>
          <table:table-cell table:style-name="ce3" office:value-type="float" office:value="29.9" calcext:value-type="float">
            <text:p>29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65" calcext:value-type="percentage">
            <text:p>65%</text:p>
          </table:table-cell>
          <table:table-cell table:number-columns-repeated="2" table:style-name="ce5" office:value-type="percentage" office:value="0.85" calcext:value-type="percentage">
            <text:p>85%</text:p>
          </table:table-cell>
          <table:table-cell table:style-name="ce5" office:value-type="percentage" office:value="0.75" calcext:value-type="percentage">
            <text:p>75%</text:p>
          </table:table-cell>
          <table:table-cell table:style-name="ce6" table:formula="of:=([.Q15]*[.W15])/([.Y15]+[.Z15]+([.W15]-1)*[.X15]/60)" office:value-type="float" office:value="6.81818181818182" calcext:value-type="float">
            <text:p>6.82</text:p>
          </table:table-cell>
          <table:table-cell table:style-name="ce6" table:formula="of:=[.$AI15]*IF([.$AC15]&gt;0;MIN([.$T15]/[.$AC15];1);[.AE15]*POWER([.$AD15];3))" office:value-type="float" office:value="4.43181818181818" calcext:value-type="float">
            <text:p>4.43</text:p>
          </table:table-cell>
          <table:table-cell table:style-name="ce6" table:formula="of:=[.$AI15]*IF([.$AC15]&gt;0;MIN([.$T15]/[.$AC15];1);[.AF15]*POWER([.$AD15];12))" office:value-type="float" office:value="5.79545454545455" calcext:value-type="float">
            <text:p>5.80</text:p>
          </table:table-cell>
          <table:table-cell table:style-name="ce6" table:formula="of:=[.$AI15]*IF([.$AC15]&gt;0;MIN([.$T15]/[.$AC15];1);[.AG15]*POWER([.$AD15];25))" office:value-type="float" office:value="5.79545454545455" calcext:value-type="float">
            <text:p>5.80</text:p>
          </table:table-cell>
          <table:table-cell table:style-name="ce6" table:formula="of:=[.$AI15]*IF([.$AC15]&gt;0;MIN([.$T15]/[.$AC15];1);[.AH15]*POWER([.$AD15];40))" office:value-type="float" office:value="5.11363636363636" calcext:value-type="float">
            <text:p>5.11</text:p>
          </table:table-cell>
        </table:table-row>
        <table:table-row table:style-name="ro1">
          <table:table-cell office:value-type="string" calcext:value-type="string">
            <text:p>Frag grenades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/>
          <table:table-cell table:style-name="ce3" office:value-type="float" office:value="3300" calcext:value-type="float">
            <text:p>3300</text:p>
          </table:table-cell>
          <table:table-cell table:style-name="ce3" table:number-columns-repeated="2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4"/>
          <table:table-cell table:style-name="ce11" table:formula="of:=[.B16]*0.0036+[.E16]*1.2+[.F16]*1.5+[.G16]*2.3+[.H16]*1.9+[.I16]*6+[.J16]*32+[.K16]*9+[.L16]*200" office:value-type="float" office:value="265.2" calcext:value-type="float">
            <text:p>2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lunt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4" table:formula="of:=[.Q16]*1.5%" office:value-type="percentage" office:value="0.75" calcext:value-type="percentage">
            <text:p>75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66" calcext:value-type="float">
            <text:p>2.66</text:p>
          </table:table-cell>
          <table:table-cell table:style-name="ce3"/>
          <table:table-cell table:style-name="ce3" office:value-type="float" office:value="12.9" calcext:value-type="float">
            <text:p>12.9</text:p>
          </table:table-cell>
          <table:table-cell table:style-name="ce3" office:value-type="float" office:value="9" calcext:value-type="float">
            <text:p>9</text:p>
          </table:table-cell>
          <table:table-cell table:style-name="ce23" office:value-type="percentage" office:value="1" calcext:value-type="percentage">
            <text:p>100.00%</text:p>
          </table:table-cell>
          <table:table-cell table:style-name="ce5" table:number-columns-repeated="4"/>
          <table:table-cell table:style-name="ce6" table:formula="of:=([.Q16]*[.W16])/([.Y16]+[.Z16]+([.W16]-1)*[.X16]/60)" office:value-type="float" office:value="12.0192307692308" calcext:value-type="float">
            <text:p>12.02</text:p>
          </table:table-cell>
          <table:table-cell table:style-name="ce6" table:formula="of:=[.$AI16]*IF([.$AC16]&gt;0;MIN([.$T16]/[.$AC16];1);[.AE16]*POWER([.$AD16];3))" office:value-type="float" office:value="12.0192307692308" calcext:value-type="float">
            <text:p>12.02</text:p>
          </table:table-cell>
          <table:table-cell table:style-name="ce6" table:formula="of:=[.$AI16]*IF([.$AC16]&gt;0;MIN([.$T16]/[.$AC16];1);[.AF16]*POWER([.$AD16];12))" office:value-type="float" office:value="12.0192307692308" calcext:value-type="float">
            <text:p>12.02</text:p>
          </table:table-cell>
          <table:table-cell table:style-name="ce6" table:formula="of:=[.$AI16]*IF([.$AC16]&gt;0;MIN([.$T16]/[.$AC16];1);[.AG16]*POWER([.$AD16];25))" office:value-type="float" office:value="12.0192307692308" calcext:value-type="float">
            <text:p>12.02</text:p>
          </table:table-cell>
          <table:table-cell table:style-name="ce6" table:formula="of:=[.$AI16]*IF([.$AC16]&gt;0;MIN([.$T16]/[.$AC16];1);[.AH16]*POWER([.$AD16];40))" office:value-type="float" office:value="12.0192307692308" calcext:value-type="float">
            <text:p>12.02</text:p>
          </table:table-cell>
        </table:table-row>
        <table:table-row table:style-name="ro1">
          <table:table-cell office:value-type="string" calcext:value-type="string">
            <text:p>Molotov cocktails</text:p>
          </table:table-cell>
          <table:table-cell table:style-name="ce3" office:value-type="float" office:value="6000" calcext:value-type="float">
            <text:p>6000</text:p>
          </table:table-cell>
          <table:table-cell table:style-name="ce3"/>
          <table:table-cell table:style-name="ce3" office:value-type="float" office:value="3300" calcext:value-type="float">
            <text:p>3300</text:p>
          </table:table-cell>
          <table:table-cell table:style-name="ce3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5"/>
          <table:table-cell table:style-name="ce11" table:formula="of:=[.B17]*0.0036+[.E17]*1.2+[.F17]*1.5+[.G17]*2.3+[.H17]*1.9+[.I17]*6+[.J17]*32+[.K17]*9+[.L17]*200" office:value-type="float" office:value="243.1" calcext:value-type="float">
            <text:p>2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Heat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[.Q17]*1.5%" office:value-type="percentage" office:value="0.15" calcext:value-type="percentage">
            <text:p>15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66" calcext:value-type="float">
            <text:p>2.66</text:p>
          </table:table-cell>
          <table:table-cell table:style-name="ce3"/>
          <table:table-cell table:style-name="ce3" office:value-type="float" office:value="12.9" calcext:value-type="float">
            <text:p>12.9</text:p>
          </table:table-cell>
          <table:table-cell table:style-name="ce3" office:value-type="float" office:value="9" calcext:value-type="float">
            <text:p>9</text:p>
          </table:table-cell>
          <table:table-cell table:style-name="ce23" office:value-type="percentage" office:value="1" calcext:value-type="percentage">
            <text:p>100.00%</text:p>
          </table:table-cell>
          <table:table-cell table:style-name="ce5" table:number-columns-repeated="4"/>
          <table:table-cell table:style-name="ce6" table:formula="of:=([.Q17]*[.W17])/([.Y17]+[.Z17]+([.W17]-1)*[.X17]/60)" office:value-type="float" office:value="2.40384615384615" calcext:value-type="float">
            <text:p>2.40</text:p>
          </table:table-cell>
          <table:table-cell table:style-name="ce6" table:formula="of:=[.$AI17]*IF([.$AC17]&gt;0;MIN([.$T17]/[.$AC17];1);[.AE17]*POWER([.$AD17];3))" office:value-type="float" office:value="1.33547008547009" calcext:value-type="float">
            <text:p>1.34</text:p>
          </table:table-cell>
          <table:table-cell table:style-name="ce6" table:formula="of:=[.$AI17]*IF([.$AC17]&gt;0;MIN([.$T17]/[.$AC17];1);[.AF17]*POWER([.$AD17];12))" office:value-type="float" office:value="1.33547008547009" calcext:value-type="float">
            <text:p>1.34</text:p>
          </table:table-cell>
          <table:table-cell table:style-name="ce6" table:formula="of:=[.$AI17]*IF([.$AC17]&gt;0;MIN([.$T17]/[.$AC17];1);[.AG17]*POWER([.$AD17];25))" office:value-type="float" office:value="1.33547008547009" calcext:value-type="float">
            <text:p>1.34</text:p>
          </table:table-cell>
          <table:table-cell table:style-name="ce6" table:formula="of:=[.$AI17]*IF([.$AC17]&gt;0;MIN([.$T17]/[.$AC17];1);[.AH17]*POWER([.$AD17];40))" office:value-type="float" office:value="1.33547008547009" calcext:value-type="float">
            <text:p>1.34</text:p>
          </table:table-cell>
        </table:table-row>
        <table:table-row table:style-name="ro1">
          <table:table-cell office:value-type="string" calcext:value-type="string">
            <text:p>EMP grenades</text:p>
          </table:table-cell>
          <table:table-cell table:style-name="ce3" office:value-type="float" office:value="24000" calcext:value-type="float">
            <text:p>24000</text:p>
          </table:table-cell>
          <table:table-cell table:style-name="ce3"/>
          <table:table-cell table:style-name="ce3" office:value-type="float" office:value="3300" calcext:value-type="float">
            <text:p>3300</text:p>
          </table:table-cell>
          <table:table-cell table:style-name="ce3" table:number-columns-repeated="3"/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11" table:formula="of:=[.B18]*0.0036+[.E18]*1.2+[.F18]*1.5+[.G18]*2.3+[.H18]*1.9+[.I18]*6+[.J18]*32+[.K18]*9+[.L18]*200" office:value-type="float" office:value="316.4" calcext:value-type="float">
            <text:p>3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EMP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" calcext:value-type="float">
            <text:p>37</text:p>
          </table:table-cell>
          <table:table-cell table:style-name="ce4" table:formula="of:=[.Q18]*1.5%" office:value-type="percentage" office:value="0.75" calcext:value-type="percentage">
            <text:p>75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66" calcext:value-type="float">
            <text:p>2.66</text:p>
          </table:table-cell>
          <table:table-cell table:style-name="ce3"/>
          <table:table-cell table:style-name="ce3" office:value-type="float" office:value="12.9" calcext:value-type="float">
            <text:p>12.9</text:p>
          </table:table-cell>
          <table:table-cell table:style-name="ce3" office:value-type="float" office:value="9" calcext:value-type="float">
            <text:p>9</text:p>
          </table:table-cell>
          <table:table-cell table:style-name="ce23" office:value-type="percentage" office:value="1" calcext:value-type="percentage">
            <text:p>100.00%</text:p>
          </table:table-cell>
          <table:table-cell table:style-name="ce5" table:number-columns-repeated="4"/>
          <table:table-cell table:style-name="ce6" table:formula="of:=([.Q18]*[.W18])/([.Y18]+[.Z18]+([.W18]-1)*[.X18]/60)" office:value-type="float" office:value="12.0192307692308" calcext:value-type="float">
            <text:p>12.02</text:p>
          </table:table-cell>
          <table:table-cell table:style-name="ce6" table:formula="of:=[.$AI18]*IF([.$AC18]&gt;0;MIN([.$T18]/[.$AC18];1);[.AE18]*POWER([.$AD18];3))" office:value-type="float" office:value="12.0192307692308" calcext:value-type="float">
            <text:p>12.02</text:p>
          </table:table-cell>
          <table:table-cell table:style-name="ce6" table:formula="of:=[.$AI18]*IF([.$AC18]&gt;0;MIN([.$T18]/[.$AC18];1);[.AF18]*POWER([.$AD18];12))" office:value-type="float" office:value="12.0192307692308" calcext:value-type="float">
            <text:p>12.02</text:p>
          </table:table-cell>
          <table:table-cell table:style-name="ce6" table:formula="of:=[.$AI18]*IF([.$AC18]&gt;0;MIN([.$T18]/[.$AC18];1);[.AG18]*POWER([.$AD18];25))" office:value-type="float" office:value="12.0192307692308" calcext:value-type="float">
            <text:p>12.02</text:p>
          </table:table-cell>
          <table:table-cell table:style-name="ce6" table:formula="of:=[.$AI18]*IF([.$AC18]&gt;0;MIN([.$T18]/[.$AC18];1);[.AH18]*POWER([.$AD18];40))" office:value-type="float" office:value="12.0192307692308" calcext:value-type="float">
            <text:p>12.02</text:p>
          </table:table-cell>
        </table:table-row>
        <table:table-row table:style-name="ro1">
          <table:table-cell office:value-type="string" calcext:value-type="string">
            <text:p>Triple rocket launcher</text:p>
          </table:table-cell>
          <table:table-cell table:style-name="ce3" table:number-columns-repeated="11"/>
          <table:table-cell table:style-name="ce11" table:formula="of:=[.B19]*0.0036+[.E19]*1.2+[.F19]*1.5+[.G19]*2.3+[.H19]*1.9+[.I19]*6+[.J19]*32+[.K19]*9+[.L19]*200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lunt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5" calcext:value-type="float">
            <text:p>45</text:p>
          </table:table-cell>
          <table:table-cell table:style-name="ce4" table:formula="of:=[.Q19]*1.5%" office:value-type="percentage" office:value="0.75" calcext:value-type="percentage">
            <text:p>75.0%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.5" calcext:value-type="float">
            <text:p>4.5</text:p>
          </table:table-cell>
          <table:table-cell table:style-name="ce3" table:number-columns-repeated="2"/>
          <table:table-cell table:style-name="ce3" office:value-type="float" office:value="35.9" calcext:value-type="float">
            <text:p>35.9</text:p>
          </table:table-cell>
          <table:table-cell table:style-name="ce3" office:value-type="float" office:value="25" calcext:value-type="float">
            <text:p>25</text:p>
          </table:table-cell>
          <table:table-cell table:style-name="ce23" office:value-type="percentage" office:value="1" calcext:value-type="percentage">
            <text:p>100.00%</text:p>
          </table:table-cell>
          <table:table-cell table:style-name="ce5" table:number-columns-repeated="4"/>
          <table:table-cell table:style-name="ce6" table:formula="of:=([.Q19]*[.W19])/([.Y19]+[.Z19]+([.W19]-1)*[.X19]/60)" office:value-type="float" office:value="29.0322580645161" calcext:value-type="float">
            <text:p>29.03</text:p>
          </table:table-cell>
          <table:table-cell table:style-name="ce6" table:formula="of:=[.$AI19]*IF([.$AC19]&gt;0;MIN([.$T19]/[.$AC19];1);[.AE19]*POWER([.$AD19];3))" office:value-type="float" office:value="29.0322580645161" calcext:value-type="float">
            <text:p>29.03</text:p>
          </table:table-cell>
          <table:table-cell table:style-name="ce6" table:formula="of:=[.$AI19]*IF([.$AC19]&gt;0;MIN([.$T19]/[.$AC19];1);[.AF19]*POWER([.$AD19];12))" office:value-type="float" office:value="29.0322580645161" calcext:value-type="float">
            <text:p>29.03</text:p>
          </table:table-cell>
          <table:table-cell table:style-name="ce6" table:formula="of:=[.$AI19]*IF([.$AC19]&gt;0;MIN([.$T19]/[.$AC19];1);[.AG19]*POWER([.$AD19];25))" office:value-type="float" office:value="29.0322580645161" calcext:value-type="float">
            <text:p>29.03</text:p>
          </table:table-cell>
          <table:table-cell table:style-name="ce6" table:formula="of:=[.$AI19]*IF([.$AC19]&gt;0;MIN([.$T19]/[.$AC19];1);[.AH19]*POWER([.$AD19];40))" office:value-type="float" office:value="29.0322580645161" calcext:value-type="float">
            <text:p>29.03</text:p>
          </table:table-cell>
        </table:table-row>
        <table:table-row table:style-name="ro1">
          <table:table-cell office:value-type="string" calcext:value-type="string">
            <text:p>Doomsday rocket launcher</text:p>
          </table:table-cell>
          <table:table-cell table:style-name="ce3" table:number-columns-repeated="11"/>
          <table:table-cell table:style-name="ce11" table:formula="of:=[.B20]*0.0036+[.E20]*1.2+[.F20]*1.5+[.G20]*2.3+[.H20]*1.9+[.I20]*6+[.J20]*32+[.K20]*9+[.L20]*200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lunt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85" calcext:value-type="float">
            <text:p>185</text:p>
          </table:table-cell>
          <table:table-cell table:style-name="ce4" table:formula="of:=[.Q20]*1.5%" office:value-type="percentage" office:value="0.75" calcext:value-type="percentage">
            <text:p>75.0%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4.5" calcext:value-type="float">
            <text:p>4.5</text:p>
          </table:table-cell>
          <table:table-cell table:style-name="ce3" table:number-columns-repeated="2"/>
          <table:table-cell table:style-name="ce3" office:value-type="float" office:value="35.9" calcext:value-type="float">
            <text:p>35.9</text:p>
          </table:table-cell>
          <table:table-cell table:style-name="ce3" office:value-type="float" office:value="9" calcext:value-type="float">
            <text:p>9</text:p>
          </table:table-cell>
          <table:table-cell table:style-name="ce23" office:value-type="percentage" office:value="1" calcext:value-type="percentage">
            <text:p>100.00%</text:p>
          </table:table-cell>
          <table:table-cell table:style-name="ce5" table:number-columns-repeated="4"/>
          <table:table-cell table:style-name="ce6" table:formula="of:=([.Q20]*[.W20])/([.Y20]+[.Z20]+([.W20]-1)*[.X20]/60)" office:value-type="float" office:value="11.1111111111111" calcext:value-type="float">
            <text:p>11.11</text:p>
          </table:table-cell>
          <table:table-cell table:style-name="ce6" table:formula="of:=[.$AI20]*IF([.$AC20]&gt;0;MIN([.$T20]/[.$AC20];1);[.AE20]*POWER([.$AD20];3))" office:value-type="float" office:value="11.1111111111111" calcext:value-type="float">
            <text:p>11.11</text:p>
          </table:table-cell>
          <table:table-cell table:style-name="ce6" table:formula="of:=[.$AI20]*IF([.$AC20]&gt;0;MIN([.$T20]/[.$AC20];1);[.AF20]*POWER([.$AD20];12))" office:value-type="float" office:value="11.1111111111111" calcext:value-type="float">
            <text:p>11.11</text:p>
          </table:table-cell>
          <table:table-cell table:style-name="ce6" table:formula="of:=[.$AI20]*IF([.$AC20]&gt;0;MIN([.$T20]/[.$AC20];1);[.AG20]*POWER([.$AD20];25))" office:value-type="float" office:value="11.1111111111111" calcext:value-type="float">
            <text:p>11.11</text:p>
          </table:table-cell>
          <table:table-cell table:style-name="ce6" table:formula="of:=[.$AI20]*IF([.$AC20]&gt;0;MIN([.$T20]/[.$AC20];1);[.AH20]*POWER([.$AD20];40))" office:value-type="float" office:value="11.1111111111111" calcext:value-type="float">
            <text:p>11.11</text:p>
          </table:table-cell>
        </table:table-row>
        <table:table-row table:style-name="ro1">
          <table:table-cell office:value-type="string" calcext:value-type="string">
            <text:p>Short bow</text:p>
          </table:table-cell>
          <table:table-cell table:style-name="ce3" office:value-type="float" office:value="2400" calcext:value-type="float">
            <text:p>24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11" table:formula="of:=[.B21]*0.0036+[.E21]*1.2+[.F21]*1.5+[.G21]*2.3+[.H21]*1.9+[.I21]*6+[.J21]*32+[.K21]*9+[.L21]*200" office:value-type="float" office:value="44.64" calcext:value-type="float">
            <text:p>45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44" calcext:value-type="float">
            <text:p>44</text:p>
          </table:table-cell>
          <table:table-cell table:style-name="ce3"/>
          <table:table-cell table:style-name="ce4" table:formula="of:=[.Q21]*1.5%" office:value-type="percentage" office:value="0.165" calcext:value-type="percentage">
            <text:p>16.5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35" calcext:value-type="float">
            <text:p>1.35</text:p>
          </table:table-cell>
          <table:table-cell table:style-name="ce3" office:value-type="float" office:value="1.65" calcext:value-type="float">
            <text:p>1.65</text:p>
          </table:table-cell>
          <table:table-cell table:style-name="ce3"/>
          <table:table-cell table:style-name="ce3" office:value-type="float" office:value="22.9" calcext:value-type="float">
            <text:p>22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75" calcext:value-type="percentage">
            <text:p>75%</text:p>
          </table:table-cell>
          <table:table-cell table:style-name="ce5" office:value-type="percentage" office:value="0.65" calcext:value-type="percentage">
            <text:p>65%</text:p>
          </table:table-cell>
          <table:table-cell table:style-name="ce5" office:value-type="percentage" office:value="0.45" calcext:value-type="percentage">
            <text:p>45%</text:p>
          </table:table-cell>
          <table:table-cell table:style-name="ce5" office:value-type="percentage" office:value="0.25" calcext:value-type="percentage">
            <text:p>25%</text:p>
          </table:table-cell>
          <table:table-cell table:style-name="ce6" table:formula="of:=([.Q21]*[.W21])/([.Y21]+[.Z21]+([.W21]-1)*[.X21]/60)" office:value-type="float" office:value="3.66666666666667" calcext:value-type="float">
            <text:p>3.67</text:p>
          </table:table-cell>
          <table:table-cell table:style-name="ce6" table:formula="of:=[.$AI21]*IF([.$AC21]&gt;0;MIN([.$T21]/[.$AC21];1);[.AE21]*POWER([.$AD21];3))" office:value-type="float" office:value="2.75" calcext:value-type="float">
            <text:p>2.75</text:p>
          </table:table-cell>
          <table:table-cell table:style-name="ce6" table:formula="of:=[.$AI21]*IF([.$AC21]&gt;0;MIN([.$T21]/[.$AC21];1);[.AF21]*POWER([.$AD21];12))" office:value-type="float" office:value="2.38333333333333" calcext:value-type="float">
            <text:p>2.38</text:p>
          </table:table-cell>
          <table:table-cell table:style-name="ce6" table:formula="of:=[.$AI21]*IF([.$AC21]&gt;0;MIN([.$T21]/[.$AC21];1);[.AG21]*POWER([.$AD21];25))" office:value-type="float" office:value="1.65" calcext:value-type="float">
            <text:p>1.65</text:p>
          </table:table-cell>
          <table:table-cell table:style-name="ce6" table:formula="of:=[.$AI21]*IF([.$AC21]&gt;0;MIN([.$T21]/[.$AC21];1);[.AH21]*POWER([.$AD21];40))" office:value-type="float" office:value="0.916666666666667" calcext:value-type="float">
            <text:p>0.92</text:p>
          </table:table-cell>
        </table:table-row>
        <table:table-row table:style-name="ro1">
          <table:table-cell office:value-type="string" calcext:value-type="string">
            <text:p>Pila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number-columns-repeated="7"/>
          <table:table-cell table:style-name="ce11" table:formula="of:=[.B22]*0.0036+[.E22]*1.2+[.F22]*1.5+[.G22]*2.3+[.H22]*1.9+[.I22]*6+[.J22]*32+[.K22]*9+[.L22]*200" office:value-type="float" office:value="109.2" calcext:value-type="float">
            <text:p>1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4" office:value-type="percentage" office:value="0.1" calcext:value-type="percentage">
            <text:p>10.0%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22.9" calcext:value-type="float">
            <text:p>22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5" calcext:value-type="percentage">
            <text:p>50%</text:p>
          </table:table-cell>
          <table:table-cell table:style-name="ce5" office:value-type="percentage" office:value="0.71" calcext:value-type="percentage">
            <text:p>71%</text:p>
          </table:table-cell>
          <table:table-cell table:style-name="ce5" office:value-type="percentage" office:value="0.5" calcext:value-type="percentage">
            <text:p>50%</text:p>
          </table:table-cell>
          <table:table-cell table:style-name="ce5" office:value-type="percentage" office:value="0.32" calcext:value-type="percentage">
            <text:p>32%</text:p>
          </table:table-cell>
          <table:table-cell table:style-name="ce6" table:formula="of:=([.Q22]*[.W22])/([.Y22]+[.Z22]+([.W22]-1)*[.X22]/60)" office:value-type="float" office:value="3.125" calcext:value-type="float">
            <text:p>3.13</text:p>
          </table:table-cell>
          <table:table-cell table:style-name="ce6" table:formula="of:=[.$AI22]*IF([.$AC22]&gt;0;MIN([.$T22]/[.$AC22];1);[.AE22]*POWER([.$AD22];3))" office:value-type="float" office:value="1.5625" calcext:value-type="float">
            <text:p>1.56</text:p>
          </table:table-cell>
          <table:table-cell table:style-name="ce6" table:formula="of:=[.$AI22]*IF([.$AC22]&gt;0;MIN([.$T22]/[.$AC22];1);[.AF22]*POWER([.$AD22];12))" office:value-type="float" office:value="2.21875" calcext:value-type="float">
            <text:p>2.22</text:p>
          </table:table-cell>
          <table:table-cell table:style-name="ce6" table:formula="of:=[.$AI22]*IF([.$AC22]&gt;0;MIN([.$T22]/[.$AC22];1);[.AG22]*POWER([.$AD22];25))" office:value-type="float" office:value="1.5625" calcext:value-type="float">
            <text:p>1.56</text:p>
          </table:table-cell>
          <table:table-cell table:style-name="ce6" table:formula="of:=[.$AI22]*IF([.$AC22]&gt;0;MIN([.$T22]/[.$AC22];1);[.AH22]*POWER([.$AD22];40)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Recurve bow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7"/>
          <table:table-cell table:style-name="ce11" table:formula="of:=[.B23]*0.0036+[.E23]*1.2+[.F23]*1.5+[.G23]*2.3+[.H23]*1.9+[.I23]*6+[.J23]*32+[.K23]*9+[.L23]*200" office:value-type="float" office:value="66" calcext:value-type="float">
            <text:p>66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56" calcext:value-type="float">
            <text:p>56</text:p>
          </table:table-cell>
          <table:table-cell table:style-name="ce3"/>
          <table:table-cell table:style-name="ce4" table:formula="of:=[.Q23]*1.5%" office:value-type="percentage" office:value="0.21" calcext:value-type="percentage">
            <text:p>21.0%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45" calcext:value-type="float">
            <text:p>1.45</text:p>
          </table:table-cell>
          <table:table-cell table:style-name="ce3" office:value-type="float" office:value="1.65" calcext:value-type="float">
            <text:p>1.65</text:p>
          </table:table-cell>
          <table:table-cell table:style-name="ce3"/>
          <table:table-cell table:style-name="ce3" office:value-type="float" office:value="25.9" calcext:value-type="float">
            <text:p>25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7" calcext:value-type="percentage">
            <text:p>70%</text:p>
          </table:table-cell>
          <table:table-cell table:style-name="ce5" office:value-type="percentage" office:value="0.78" calcext:value-type="percentage">
            <text:p>78%</text:p>
          </table:table-cell>
          <table:table-cell table:style-name="ce5" office:value-type="percentage" office:value="0.65" calcext:value-type="percentage">
            <text:p>65%</text:p>
          </table:table-cell>
          <table:table-cell table:style-name="ce5" office:value-type="percentage" office:value="0.35" calcext:value-type="percentage">
            <text:p>35%</text:p>
          </table:table-cell>
          <table:table-cell table:style-name="ce6" table:formula="of:=([.Q23]*[.W23])/([.Y23]+[.Z23]+([.W23]-1)*[.X23]/60)" office:value-type="float" office:value="4.51612903225807" calcext:value-type="float">
            <text:p>4.52</text:p>
          </table:table-cell>
          <table:table-cell table:style-name="ce6" table:formula="of:=[.$AI23]*IF([.$AC23]&gt;0;MIN([.$T23]/[.$AC23];1);[.AE23]*POWER([.$AD23];3))" office:value-type="float" office:value="3.16129032258065" calcext:value-type="float">
            <text:p>3.16</text:p>
          </table:table-cell>
          <table:table-cell table:style-name="ce6" table:formula="of:=[.$AI23]*IF([.$AC23]&gt;0;MIN([.$T23]/[.$AC23];1);[.AF23]*POWER([.$AD23];12))" office:value-type="float" office:value="3.52258064516129" calcext:value-type="float">
            <text:p>3.52</text:p>
          </table:table-cell>
          <table:table-cell table:style-name="ce6" table:formula="of:=[.$AI23]*IF([.$AC23]&gt;0;MIN([.$T23]/[.$AC23];1);[.AG23]*POWER([.$AD23];25))" office:value-type="float" office:value="2.93548387096774" calcext:value-type="float">
            <text:p>2.94</text:p>
          </table:table-cell>
          <table:table-cell table:style-name="ce6" table:formula="of:=[.$AI23]*IF([.$AC23]&gt;0;MIN([.$T23]/[.$AC23];1);[.AH23]*POWER([.$AD23];40))" office:value-type="float" office:value="1.58064516129032" calcext:value-type="float">
            <text:p>1.58</text:p>
          </table:table-cell>
        </table:table-row>
        <table:table-row table:style-name="ro1">
          <table:table-cell office:value-type="string" calcext:value-type="string">
            <text:p>Greatbow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7"/>
          <table:table-cell table:style-name="ce11" table:formula="of:=[.B24]*0.0036+[.E24]*1.2+[.F24]*1.5+[.G24]*2.3+[.H24]*1.9+[.I24]*6+[.J24]*32+[.K24]*9+[.L24]*200" office:value-type="float" office:value="92.4" calcext:value-type="float">
            <text:p>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49" calcext:value-type="float">
            <text:p>49</text:p>
          </table:table-cell>
          <table:table-cell table:style-name="ce3"/>
          <table:table-cell table:style-name="ce4" office:value-type="percentage" office:value="0.15" calcext:value-type="percentage">
            <text:p>15.0%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/>
          <table:table-cell table:style-name="ce3" office:value-type="float" office:value="29.9" calcext:value-type="float">
            <text:p>29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65" calcext:value-type="percentage">
            <text:p>65%</text:p>
          </table:table-cell>
          <table:table-cell table:style-name="ce5" office:value-type="percentage" office:value="0.85" calcext:value-type="percentage">
            <text:p>85%</text:p>
          </table:table-cell>
          <table:table-cell table:style-name="ce5" office:value-type="percentage" office:value="0.75" calcext:value-type="percentage">
            <text:p>75%</text:p>
          </table:table-cell>
          <table:table-cell table:style-name="ce5" office:value-type="percentage" office:value="0.5" calcext:value-type="percentage">
            <text:p>50%</text:p>
          </table:table-cell>
          <table:table-cell table:style-name="ce6" table:formula="of:=([.Q24]*[.W24])/([.Y24]+[.Z24]+([.W24]-1)*[.X24]/60)" office:value-type="float" office:value="4.85714285714286" calcext:value-type="float">
            <text:p>4.86</text:p>
          </table:table-cell>
          <table:table-cell table:style-name="ce6" table:formula="of:=[.$AI24]*IF([.$AC24]&gt;0;MIN([.$T24]/[.$AC24];1);[.AE24]*POWER([.$AD24];3))" office:value-type="float" office:value="3.15714285714286" calcext:value-type="float">
            <text:p>3.16</text:p>
          </table:table-cell>
          <table:table-cell table:style-name="ce6" table:formula="of:=[.$AI24]*IF([.$AC24]&gt;0;MIN([.$T24]/[.$AC24];1);[.AF24]*POWER([.$AD24];12))" office:value-type="float" office:value="4.12857142857143" calcext:value-type="float">
            <text:p>4.13</text:p>
          </table:table-cell>
          <table:table-cell table:style-name="ce6" table:formula="of:=[.$AI24]*IF([.$AC24]&gt;0;MIN([.$T24]/[.$AC24];1);[.AG24]*POWER([.$AD24];25))" office:value-type="float" office:value="3.64285714285714" calcext:value-type="float">
            <text:p>3.64</text:p>
          </table:table-cell>
          <table:table-cell table:style-name="ce6" table:formula="of:=[.$AI24]*IF([.$AC24]&gt;0;MIN([.$T24]/[.$AC24];1);[.AH24]*POWER([.$AD24];40))" office:value-type="float" office:value="2.42857142857143" calcext:value-type="float">
            <text:p>2.43</text:p>
          </table:table-cell>
        </table:table-row>
        <table:table-row table:style-name="ro1">
          <table:table-cell office:value-type="string" calcext:value-type="string">
            <text:p>Mini-turret</text:p>
          </table:table-cell>
          <table:table-cell table:style-name="ce3" office:value-type="float" office:value="1800" calcext:value-type="float">
            <text:p>18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500+500+500+1000+1600+700" office:value-type="float" office:value="4800" calcext:value-type="float">
            <text:p>4800</text:p>
          </table:table-cell>
          <table:table-cell table:style-name="ce3" table:number-columns-repeated="3"/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11" table:formula="of:=[.B25]*0.0036+[.E25]*1.2+[.F25]*1.5+[.G25]*2.3+[.H25]*1.9+[.I25]*6+[.J25]*32+[.K25]*9+[.L25]*200" office:value-type="float" office:value="292.48" calcext:value-type="float">
            <text:p>29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[.Q25]*1.5%" office:value-type="percentage" office:value="0.15" calcext:value-type="percentage">
            <text:p>15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8" calcext:value-type="float">
            <text:p>4.8</text:p>
          </table:table-cell>
          <table:table-cell table:style-name="ce3"/>
          <table:table-cell table:style-name="ce3" office:value-type="float" office:value="24.9" calcext:value-type="float">
            <text:p>24.9</text:p>
          </table:table-cell>
          <table:table-cell table:style-name="ce3"/>
          <table:table-cell table:style-name="ce23" office:value-type="percentage" office:value="0.96" calcext:value-type="percentage">
            <text:p>96.00%</text:p>
          </table:table-cell>
          <table:table-cell table:style-name="ce5" office:value-type="percentage" office:value="0.7" calcext:value-type="percentage">
            <text:p>70%</text:p>
          </table:table-cell>
          <table:table-cell table:style-name="ce5" office:value-type="percentage" office:value="0.64" calcext:value-type="percentage">
            <text:p>64%</text:p>
          </table:table-cell>
          <table:table-cell table:style-name="ce5" office:value-type="percentage" office:value="0.41" calcext:value-type="percentage">
            <text:p>41%</text:p>
          </table:table-cell>
          <table:table-cell table:style-name="ce5" office:value-type="percentage" office:value="0.22" calcext:value-type="percentage">
            <text:p>22%</text:p>
          </table:table-cell>
          <table:table-cell table:style-name="ce6" table:formula="of:=([.Q25]*[.W25])/([.Y25]+[.Z25]+([.W25]-1)*[.X25]/60)" office:value-type="float" office:value="4.05405405405405" calcext:value-type="float">
            <text:p>4.05</text:p>
          </table:table-cell>
          <table:table-cell table:style-name="ce6" table:formula="of:=[.$AI25]*IF([.$AC25]&gt;0;MIN([.$T25]/[.$AC25];1);[.AE25]*POWER([.$AD25];3))" office:value-type="float" office:value="2.5107372972973" calcext:value-type="float">
            <text:p>2.51</text:p>
          </table:table-cell>
          <table:table-cell table:style-name="ce6" table:formula="of:=[.$AI25]*IF([.$AC25]&gt;0;MIN([.$T25]/[.$AC25];1);[.AF25]*POWER([.$AD25];12))" office:value-type="float" office:value="1.58973342442318" calcext:value-type="float">
            <text:p>1.59</text:p>
          </table:table-cell>
          <table:table-cell table:style-name="ce6" table:formula="of:=[.$AI25]*IF([.$AC25]&gt;0;MIN([.$T25]/[.$AC25];1);[.AG25]*POWER([.$AD25];25))" office:value-type="float" office:value="0.599037786128868" calcext:value-type="float">
            <text:p>0.60</text:p>
          </table:table-cell>
          <table:table-cell table:style-name="ce6" table:formula="of:=[.$AI25]*IF([.$AC25]&gt;0;MIN([.$T25]/[.$AC25];1);[.AH25]*POWER([.$AD25];40))" office:value-type="float" office:value="0.174245486522312" calcext:value-type="float">
            <text:p>0.17</text:p>
          </table:table-cell>
        </table:table-row>
        <table:table-row table:style-name="ro1">
          <table:table-cell office:value-type="string" calcext:value-type="string">
            <text:p>Autocannon turret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500+500+500+1000+1600+700+1000+3000+1600" office:value-type="float" office:value="10400" calcext:value-type="float">
            <text:p>10400</text:p>
          </table:table-cell>
          <table:table-cell table:style-name="ce3" table:number-columns-repeated="3"/>
          <table:table-cell table:style-name="ce3" office:value-type="float" office:value="350" calcext:value-type="float">
            <text:p>350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11" table:formula="of:=[.B26]*0.0036+[.E26]*1.2+[.F26]*1.5+[.G26]*2.3+[.H26]*1.9+[.I26]*6+[.J26]*32+[.K26]*9+[.L26]*200" office:value-type="float" office:value="1271" calcext:value-type="float">
            <text:p>1,27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80" calcext:value-type="float">
            <text:p>380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88" calcext:value-type="float">
            <text:p>88</text:p>
          </table:table-cell>
          <table:table-cell table:style-name="ce3"/>
          <table:table-cell table:style-name="ce4" table:formula="of:=[.Q26]*1.5%" office:value-type="percentage" office:value="0.3" calcext:value-type="percentage">
            <text:p>30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32.9" calcext:value-type="float">
            <text:p>32.9</text:p>
          </table:table-cell>
          <table:table-cell table:style-name="ce3"/>
          <table:table-cell table:style-name="ce23" office:value-type="percentage" office:value="0.96" calcext:value-type="percentage">
            <text:p>96.00%</text:p>
          </table:table-cell>
          <table:table-cell table:style-name="ce5" office:value-type="percentage" office:value="0.25" calcext:value-type="percentage">
            <text:p>25%</text:p>
          </table:table-cell>
          <table:table-cell table:style-name="ce5" office:value-type="percentage" office:value="0.65" calcext:value-type="percentage">
            <text:p>65%</text:p>
          </table:table-cell>
          <table:table-cell table:style-name="ce5" office:value-type="percentage" office:value="0.6" calcext:value-type="percentage">
            <text:p>60%</text:p>
          </table:table-cell>
          <table:table-cell table:style-name="ce5" office:value-type="percentage" office:value="0.45" calcext:value-type="percentage">
            <text:p>45%</text:p>
          </table:table-cell>
          <table:table-cell table:style-name="ce6" table:formula="of:=([.Q26]*[.W26])/([.Y26]+[.Z26]+([.W26]-1)*[.X26]/60)" office:value-type="float" office:value="14.7540983606557" calcext:value-type="float">
            <text:p>14.75</text:p>
          </table:table-cell>
          <table:table-cell table:style-name="ce6" table:formula="of:=[.$AI26]*IF([.$AC26]&gt;0;MIN([.$T26]/[.$AC26];1);[.AE26]*POWER([.$AD26];3))" office:value-type="float" office:value="3.26337049180328" calcext:value-type="float">
            <text:p>3.26</text:p>
          </table:table-cell>
          <table:table-cell table:style-name="ce6" table:formula="of:=[.$AI26]*IF([.$AC26]&gt;0;MIN([.$T26]/[.$AC26];1);[.AF26]*POWER([.$AD26];12))" office:value-type="float" office:value="5.87598701701498" calcext:value-type="float">
            <text:p>5.88</text:p>
          </table:table-cell>
          <table:table-cell table:style-name="ce6" table:formula="of:=[.$AI26]*IF([.$AC26]&gt;0;MIN([.$T26]/[.$AC26];1);[.AG26]*POWER([.$AD26];25))" office:value-type="float" office:value="3.19039716562836" calcext:value-type="float">
            <text:p>3.19</text:p>
          </table:table-cell>
          <table:table-cell table:style-name="ce6" table:formula="of:=[.$AI26]*IF([.$AC26]&gt;0;MIN([.$T26]/[.$AC26];1);[.AH26]*POWER([.$AD26];40))" office:value-type="float" office:value="1.29710313737548" calcext:value-type="float">
            <text:p>1.30</text:p>
          </table:table-cell>
        </table:table-row>
        <table:table-row table:style-name="ro1">
          <table:table-cell office:value-type="string" calcext:value-type="string">
            <text:p>Uranium slug turret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500+500+500+1000+1600+700+1000+3000+1600+1400+4000" office:value-type="float" office:value="15800" calcext:value-type="float">
            <text:p>15800</text:p>
          </table:table-cell>
          <table:table-cell table:style-name="ce3" table:number-columns-repeated="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11" table:formula="of:=[.B27]*0.0036+[.E27]*1.2+[.F27]*1.5+[.G27]*2.3+[.H27]*1.9+[.I27]*6+[.J27]*32+[.K27]*9+[.L27]*200" office:value-type="float" office:value="1446" calcext:value-type="float">
            <text:p>1,446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80" calcext:value-type="float">
            <text:p>380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120" calcext:value-type="float">
            <text:p>120</text:p>
          </table:table-cell>
          <table:table-cell table:style-name="ce3"/>
          <table:table-cell table:style-name="ce4" office:value-type="percentage" office:value="0.7" calcext:value-type="percentage">
            <text:p>70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11.9" calcext:value-type="float">
            <text:p>11.9</text:p>
          </table:table-cell>
          <table:table-cell table:style-name="ce3" office:value-type="float" office:value="39.9" calcext:value-type="float">
            <text:p>39.9</text:p>
          </table:table-cell>
          <table:table-cell table:style-name="ce3"/>
          <table:table-cell table:style-name="ce23" office:value-type="percentage" office:value="0.98" calcext:value-type="percentage">
            <text:p>98.00%</text:p>
          </table:table-cell>
          <table:table-cell table:style-name="ce5" office:value-type="percentage" office:value="0.2" calcext:value-type="percentage">
            <text:p>20%</text:p>
          </table:table-cell>
          <table:table-cell table:style-name="ce5" office:value-type="percentage" office:value="0.3" calcext:value-type="percentage">
            <text:p>30%</text:p>
          </table:table-cell>
          <table:table-cell table:style-name="ce5" office:value-type="percentage" office:value="0.4" calcext:value-type="percentage">
            <text:p>40%</text:p>
          </table:table-cell>
          <table:table-cell table:style-name="ce5" office:value-type="percentage" office:value="0.95" calcext:value-type="percentage">
            <text:p>95%</text:p>
          </table:table-cell>
          <table:table-cell table:style-name="ce6" table:formula="of:=([.Q27]*[.W27])/([.Y27]+[.Z27]+([.W27]-1)*[.X27]/60)" office:value-type="float" office:value="9.375" calcext:value-type="float">
            <text:p>9.38</text:p>
          </table:table-cell>
          <table:table-cell table:style-name="ce6" table:formula="of:=[.$AI27]*IF([.$AC27]&gt;0;MIN([.$T27]/[.$AC27];1);[.AE27]*POWER([.$AD27];3))" office:value-type="float" office:value="1.764735" calcext:value-type="float">
            <text:p>1.76</text:p>
          </table:table-cell>
          <table:table-cell table:style-name="ce6" table:formula="of:=[.$AI27]*IF([.$AC27]&gt;0;MIN([.$T27]/[.$AC27];1);[.AF27]*POWER([.$AD27];12))" office:value-type="float" office:value="2.20701578550412" calcext:value-type="float">
            <text:p>2.21</text:p>
          </table:table-cell>
          <table:table-cell table:style-name="ce6" table:formula="of:=[.$AI27]*IF([.$AC27]&gt;0;MIN([.$T27]/[.$AC27];1);[.AG27]*POWER([.$AD27];25))" office:value-type="float" office:value="2.26299273667086" calcext:value-type="float">
            <text:p>2.26</text:p>
          </table:table-cell>
          <table:table-cell table:style-name="ce6" table:formula="of:=[.$AI27]*IF([.$AC27]&gt;0;MIN([.$T27]/[.$AC27];1);[.AH27]*POWER([.$AD27];40))" office:value-type="float" office:value="3.96951922268815" calcext:value-type="float">
            <text:p>3.97</text:p>
          </table:table-cell>
        </table:table-row>
        <table:table-row table:style-name="ro1">
          <table:table-cell office:value-type="string" calcext:value-type="string">
            <text:p>Mortar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00" calcext:value-type="float">
            <text:p>5800</text:p>
          </table:table-cell>
          <table:table-cell table:style-name="ce3" table:number-columns-repeated="3"/>
          <table:table-cell table:style-name="ce3" office:value-type="float" office:value="150" calcext:value-type="float">
            <text:p>150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11" table:formula="of:=[.B28]*0.0036+[.E28]*1.2+[.F28]*1.5+[.G28]*2.3+[.H28]*1.9+[.I28]*6+[.J28]*32+[.K28]*9+[.L28]*200" office:value-type="float" office:value="420.2" calcext:value-type="float">
            <text:p>4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0" calcext:value-type="float">
            <text:p>180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lunt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percentage" office:value="0.1" calcext:value-type="percentage">
            <text:p>10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.9" calcext:value-type="float">
            <text:p>29.9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6" calcext:value-type="float">
            <text:p>526</text:p>
          </table:table-cell>
          <table:table-cell table:style-name="ce23" office:value-type="percentage" office:value="1" calcext:value-type="percentage">
            <text:p>100.00%</text:p>
          </table:table-cell>
          <table:table-cell table:number-columns-repeated="4" table:style-name="ce5" office:value-type="percentage" office:value="1" calcext:value-type="percentage">
            <text:p>100%</text:p>
          </table:table-cell>
          <table:table-cell table:style-name="ce6" table:formula="of:=([.Q28]*[.W28])/([.Y28]+[.Z28]+([.W28]-1)*[.X28]/60)" office:value-type="float" office:value="1.5625" calcext:value-type="float">
            <text:p>1.56</text:p>
          </table:table-cell>
          <table:table-cell table:style-name="ce6" table:formula="of:=[.$AI28]*IF([.$AC28]&gt;0;MIN([.$T28]/[.$AC28];1);[.AE28]*POWER([.$AD28];3))" office:value-type="float" office:value="0.109909695817491" calcext:value-type="float">
            <text:p>0.11</text:p>
          </table:table-cell>
          <table:table-cell table:style-name="ce6" table:formula="of:=[.$AI28]*IF([.$AC28]&gt;0;MIN([.$T28]/[.$AC28];1);[.AF28]*POWER([.$AD28];12))" office:value-type="float" office:value="0.109909695817491" calcext:value-type="float">
            <text:p>0.11</text:p>
          </table:table-cell>
          <table:table-cell table:style-name="ce6" table:formula="of:=[.$AI28]*IF([.$AC28]&gt;0;MIN([.$T28]/[.$AC28];1);[.AG28]*POWER([.$AD28];25))" office:value-type="float" office:value="0.109909695817491" calcext:value-type="float">
            <text:p>0.11</text:p>
          </table:table-cell>
          <table:table-cell table:style-name="ce6" table:formula="of:=[.$AI28]*IF([.$AC28]&gt;0;MIN([.$T28]/[.$AC28];1);[.AH28]*POWER([.$AD28];40))" office:value-type="float" office:value="0.109909695817491" calcext:value-type="float">
            <text:p>0.11</text:p>
          </table:table-cell>
        </table:table-row>
        <table:table-row table:style-name="ro1">
          <table:table-cell office:value-type="string" calcext:value-type="string">
            <text:p>Ballista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30" calcext:value-type="float">
            <text:p>130</text:p>
          </table:table-cell>
          <table:table-cell table:style-name="ce3" table:number-columns-repeated="2"/>
          <table:table-cell table:style-name="ce3" office:value-type="float" office:value="40" calcext:value-type="float">
            <text:p>40</text:p>
          </table:table-cell>
          <table:table-cell table:style-name="ce3" table:number-columns-repeated="4"/>
          <table:table-cell table:style-name="ce11" table:formula="of:=[.B29]*0.0036+[.E29]*1.2+[.F29]*1.5+[.G29]*2.3+[.H29]*1.9+[.I29]*6+[.J29]*32+[.K29]*9+[.L29]*200" office:value-type="float" office:value="248.2" calcext:value-type="float">
            <text:p>248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80" calcext:value-type="float">
            <text:p>18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49" calcext:value-type="float">
            <text:p>49</text:p>
          </table:table-cell>
          <table:table-cell table:style-name="ce3"/>
          <table:table-cell table:style-name="ce4" office:value-type="percentage" office:value="0.25" calcext:value-type="percentage">
            <text:p>25.0%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4.5" calcext:value-type="float">
            <text:p>4.5</text:p>
          </table:table-cell>
          <table:table-cell table:style-name="ce3"/>
          <table:table-cell table:style-name="ce3" office:value-type="float" office:value="36.9" calcext:value-type="float">
            <text:p>36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5" calcext:value-type="percentage">
            <text:p>50%</text:p>
          </table:table-cell>
          <table:table-cell table:style-name="ce5" office:value-type="percentage" office:value="0.7" calcext:value-type="percentage">
            <text:p>70%</text:p>
          </table:table-cell>
          <table:table-cell table:style-name="ce5" office:value-type="percentage" office:value="0.85" calcext:value-type="percentage">
            <text:p>85%</text:p>
          </table:table-cell>
          <table:table-cell table:style-name="ce5" office:value-type="percentage" office:value="0.75" calcext:value-type="percentage">
            <text:p>75%</text:p>
          </table:table-cell>
          <table:table-cell table:style-name="ce6" table:formula="of:=([.Q29]*[.W29])/([.Y29]+[.Z29]+([.W29]-1)*[.X29]/60)" office:value-type="float" office:value="6" calcext:value-type="float">
            <text:p>6.00</text:p>
          </table:table-cell>
          <table:table-cell table:style-name="ce6" table:formula="of:=[.$AI29]*IF([.$AC29]&gt;0;MIN([.$T29]/[.$AC29];1);[.AE29]*POWER([.$AD29];3))" office:value-type="float" office:value="3" calcext:value-type="float">
            <text:p>3.00</text:p>
          </table:table-cell>
          <table:table-cell table:style-name="ce6" table:formula="of:=[.$AI29]*IF([.$AC29]&gt;0;MIN([.$T29]/[.$AC29];1);[.AF29]*POWER([.$AD29];12))" office:value-type="float" office:value="4.2" calcext:value-type="float">
            <text:p>4.20</text:p>
          </table:table-cell>
          <table:table-cell table:style-name="ce6" table:formula="of:=[.$AI29]*IF([.$AC29]&gt;0;MIN([.$T29]/[.$AC29];1);[.AG29]*POWER([.$AD29];25))" office:value-type="float" office:value="5.1" calcext:value-type="float">
            <text:p>5.10</text:p>
          </table:table-cell>
          <table:table-cell table:style-name="ce6" table:formula="of:=[.$AI29]*IF([.$AC29]&gt;0;MIN([.$T29]/[.$AC29];1);[.AH29]*POWER([.$AD29];40))" office:value-type="float" office:value="4.5" calcext:value-type="float">
            <text:p>4.50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 table:style-name="ce3" office:value-type="float" office:value="3200" calcext:value-type="float">
            <text:p>32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2"/>
          <table:table-cell table:style-name="ce3" office:value-type="float" office:value="110" calcext:value-type="float">
            <text:p>110</text:p>
          </table:table-cell>
          <table:table-cell table:style-name="ce3" table:number-columns-repeated="4"/>
          <table:table-cell table:style-name="ce11" table:formula="of:=[.B30]*0.0036+[.E30]*1.2+[.F30]*1.5+[.G30]*2.3+[.H30]*1.9+[.I30]*6+[.J30]*32+[.K30]*9+[.L30]*200" office:value-type="float" office:value="268.52" calcext:value-type="float">
            <text:p>26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0" calcext:value-type="float">
            <text:p>220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lunt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percentage" office:value="0.1" calcext:value-type="percentage">
            <text:p>10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39.9" calcext:value-type="float">
            <text:p>39.9</text:p>
          </table:table-cell>
          <table:table-cell table:style-name="ce3" office:value-type="float" office:value="51" calcext:value-type="float">
            <text:p>51</text:p>
          </table:table-cell>
          <table:table-cell table:style-name="ce23" office:value-type="percentage" office:value="1" calcext:value-type="percentage">
            <text:p>100.00%</text:p>
          </table:table-cell>
          <table:table-cell table:number-columns-repeated="4" table:style-name="ce5" office:value-type="percentage" office:value="1" calcext:value-type="percentage">
            <text:p>100%</text:p>
          </table:table-cell>
          <table:table-cell table:style-name="ce6" table:formula="of:=([.Q30]*[.W30])/([.Y30]+[.Z30]+([.W30]-1)*[.X30]/60)" office:value-type="float" office:value="6.66666666666667" calcext:value-type="float">
            <text:p>6.67</text:p>
          </table:table-cell>
          <table:table-cell table:style-name="ce6" table:formula="of:=[.$AI30]*IF([.$AC30]&gt;0;MIN([.$T30]/[.$AC30];1);[.AE30]*POWER([.$AD30];3))" office:value-type="float" office:value="2.74509803921569" calcext:value-type="float">
            <text:p>2.75</text:p>
          </table:table-cell>
          <table:table-cell table:style-name="ce6" table:formula="of:=[.$AI30]*IF([.$AC30]&gt;0;MIN([.$T30]/[.$AC30];1);[.AF30]*POWER([.$AD30];12))" office:value-type="float" office:value="2.74509803921569" calcext:value-type="float">
            <text:p>2.75</text:p>
          </table:table-cell>
          <table:table-cell table:style-name="ce6" table:formula="of:=[.$AI30]*IF([.$AC30]&gt;0;MIN([.$T30]/[.$AC30];1);[.AG30]*POWER([.$AD30];25))" office:value-type="float" office:value="2.74509803921569" calcext:value-type="float">
            <text:p>2.75</text:p>
          </table:table-cell>
          <table:table-cell table:style-name="ce6" table:formula="of:=[.$AI30]*IF([.$AC30]&gt;0;MIN([.$T30]/[.$AC30];1);[.AH30]*POWER([.$AD30];40))" office:value-type="float" office:value="2.74509803921569" calcext:value-type="float">
            <text:p>2.75</text:p>
          </table:table-cell>
        </table:table-row>
        <table:table-row table:style-name="ro1">
          <table:table-cell office:value-type="string" calcext:value-type="string">
            <text:p>Mini-sniper turret</text:p>
          </table:table-cell>
          <table:table-cell table:style-name="ce3" office:value-type="float" office:value="2400" calcext:value-type="float">
            <text:p>24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00" calcext:value-type="float">
            <text:p>7200</text:p>
          </table:table-cell>
          <table:table-cell table:style-name="ce3" table:number-columns-repeated="3"/>
          <table:table-cell table:style-name="ce3" office:value-type="float" office:value="120" calcext:value-type="float">
            <text:p>120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11" table:formula="of:=[.B31]*0.0036+[.E31]*1.2+[.F31]*1.5+[.G31]*2.3+[.H31]*1.9+[.I31]*6+[.J31]*32+[.K31]*9+[.L31]*200" office:value-type="float" office:value="364.64" calcext:value-type="float">
            <text:p>36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4" table:formula="of:=[.Q31]*1.5%" office:value-type="percentage" office:value="0.27" calcext:value-type="percentage">
            <text:p>27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5.4" calcext:value-type="float">
            <text:p>5.4</text:p>
          </table:table-cell>
          <table:table-cell table:style-name="ce3"/>
          <table:table-cell table:style-name="ce3" office:value-type="float" office:value="36.9" calcext:value-type="float">
            <text:p>36.9</text:p>
          </table:table-cell>
          <table:table-cell table:style-name="ce3"/>
          <table:table-cell table:style-name="ce23" office:value-type="percentage" office:value="0.97" calcext:value-type="percentage">
            <text:p>97.00%</text:p>
          </table:table-cell>
          <table:table-cell table:style-name="ce5" office:value-type="percentage" office:value="0.5" calcext:value-type="percentage">
            <text:p>50%</text:p>
          </table:table-cell>
          <table:table-cell table:style-name="ce5" office:value-type="percentage" office:value="0.8" calcext:value-type="percentage">
            <text:p>80%</text:p>
          </table:table-cell>
          <table:table-cell table:style-name="ce5" office:value-type="percentage" office:value="0.88" calcext:value-type="percentage">
            <text:p>88%</text:p>
          </table:table-cell>
          <table:table-cell table:style-name="ce5" office:value-type="percentage" office:value="0.8" calcext:value-type="percentage">
            <text:p>80%</text:p>
          </table:table-cell>
          <table:table-cell table:style-name="ce6" table:formula="of:=([.Q31]*[.W31])/([.Y31]+[.Z31]+([.W31]-1)*[.X31]/60)" office:value-type="float" office:value="2.57142857142857" calcext:value-type="float">
            <text:p>2.57</text:p>
          </table:table-cell>
          <table:table-cell table:style-name="ce6" table:formula="of:=[.$AI31]*IF([.$AC31]&gt;0;MIN([.$T31]/[.$AC31];1);[.AE31]*POWER([.$AD31];3))" office:value-type="float" office:value="1.17343671428571" calcext:value-type="float">
            <text:p>1.17</text:p>
          </table:table-cell>
          <table:table-cell table:style-name="ce6" table:formula="of:=[.$AI31]*IF([.$AC31]&gt;0;MIN([.$T31]/[.$AC31];1);[.AF31]*POWER([.$AD31];12))" office:value-type="float" office:value="1.4273328569049" calcext:value-type="float">
            <text:p>1.43</text:p>
          </table:table-cell>
          <table:table-cell table:style-name="ce6" table:formula="of:=[.$AI31]*IF([.$AC31]&gt;0;MIN([.$T31]/[.$AC31];1);[.AG31]*POWER([.$AD31];25))" office:value-type="float" office:value="1.05669704731846" calcext:value-type="float">
            <text:p>1.06</text:p>
          </table:table-cell>
          <table:table-cell table:style-name="ce6" table:formula="of:=[.$AI31]*IF([.$AC31]&gt;0;MIN([.$T31]/[.$AC31];1);[.AH31]*POWER([.$AD31];40))" office:value-type="float" office:value="0.608322419792501" calcext:value-type="float">
            <text:p>0.61</text:p>
          </table:table-cell>
        </table:table-row>
        <table:table-row table:style-name="ro1">
          <table:table-cell office:value-type="string" calcext:value-type="string">
            <text:p>Machine gun emplacement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00" calcext:value-type="float">
            <text:p>5300</text:p>
          </table:table-cell>
          <table:table-cell table:style-name="ce3" table:number-columns-repeated="3"/>
          <table:table-cell table:style-name="ce3" office:value-type="float" office:value="210" calcext:value-type="float">
            <text:p>210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11" table:formula="of:=[.B32]*0.0036+[.E32]*1.2+[.F32]*1.5+[.G32]*2.3+[.H32]*1.9+[.I32]*6+[.J32]*32+[.K32]*9+[.L32]*200" office:value-type="float" office:value="612.6" calcext:value-type="float">
            <text:p>61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00" calcext:value-type="float">
            <text:p>300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55" calcext:value-type="float">
            <text:p>55</text:p>
          </table:table-cell>
          <table:table-cell table:style-name="ce3"/>
          <table:table-cell table:style-name="ce4" table:formula="of:=[.Q32]*1.5%" office:value-type="percentage" office:value="0.27" calcext:value-type="percentage">
            <text:p>27.0%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3.6" calcext:value-type="float">
            <text:p>3.6</text:p>
          </table:table-cell>
          <table:table-cell table:style-name="ce3"/>
          <table:table-cell table:style-name="ce3" office:value-type="float" office:value="30.9" calcext:value-type="float">
            <text:p>30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44" calcext:value-type="percentage">
            <text:p>44%</text:p>
          </table:table-cell>
          <table:table-cell table:style-name="ce5" office:value-type="percentage" office:value="0.53" calcext:value-type="percentage">
            <text:p>53%</text:p>
          </table:table-cell>
          <table:table-cell table:style-name="ce5" office:value-type="percentage" office:value="0.39" calcext:value-type="percentage">
            <text:p>39%</text:p>
          </table:table-cell>
          <table:table-cell table:style-name="ce5" office:value-type="percentage" office:value="0.22" calcext:value-type="percentage">
            <text:p>22%</text:p>
          </table:table-cell>
          <table:table-cell table:style-name="ce6" table:formula="of:=([.Q32]*[.W32])/([.Y32]+[.Z32]+([.W32]-1)*[.X32]/60)" office:value-type="float" office:value="17.5609756097561" calcext:value-type="float">
            <text:p>17.56</text:p>
          </table:table-cell>
          <table:table-cell table:style-name="ce6" table:formula="of:=[.$AI32]*IF([.$AC32]&gt;0;MIN([.$T32]/[.$AC32];1);[.AE32]*POWER([.$AD32];3))" office:value-type="float" office:value="7.72682926829268" calcext:value-type="float">
            <text:p>7.73</text:p>
          </table:table-cell>
          <table:table-cell table:style-name="ce6" table:formula="of:=[.$AI32]*IF([.$AC32]&gt;0;MIN([.$T32]/[.$AC32];1);[.AF32]*POWER([.$AD32];12))" office:value-type="float" office:value="9.30731707317073" calcext:value-type="float">
            <text:p>9.31</text:p>
          </table:table-cell>
          <table:table-cell table:style-name="ce6" table:formula="of:=[.$AI32]*IF([.$AC32]&gt;0;MIN([.$T32]/[.$AC32];1);[.AG32]*POWER([.$AD32];25))" office:value-type="float" office:value="6.84878048780488" calcext:value-type="float">
            <text:p>6.85</text:p>
          </table:table-cell>
          <table:table-cell table:style-name="ce6" table:formula="of:=[.$AI32]*IF([.$AC32]&gt;0;MIN([.$T32]/[.$AC32];1);[.AH32]*POWER([.$AD32];40))" office:value-type="float" office:value="3.86341463414634" calcext:value-type="float">
            <text:p>3.86</text:p>
          </table:table-cell>
        </table:table-row>
        <table:table-row table:style-name="ro1" table:number-rows-repeated="1048543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  <table:database-ranges>
        <table:database-range table:name="__Anonymous_Sheet_DB__0" table:target-range-address="'1.0'.A1:'1.0'.AM32" table:display-filter-buttons="true">
          <table:sort>
            <table:sort-by table:field-number="3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 style:data-style-name="N2" text:time-value="12:12:02.9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3T14:56:37.745000000</meta:creation-date>
    <dc:date>2020-02-29T12:47:04.705000000</dc:date>
    <meta:editing-duration>PT4H37M21S</meta:editing-duration>
    <meta:editing-cycles>72</meta:editing-cycles>
    <meta:generator>LibreOffice/6.3.4.2$Windows_X86_64 LibreOffice_project/60da17e045e08f1793c57c00ba83cdfce946d0aa</meta:generator>
    <meta:document-statistic meta:table-count="1" meta:cell-count="929" meta:object-count="0"/>
  </office:meta>
</office:document-meta>
</file>